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dd5e1" officeooo:paragraph-rsid="000dd5e1"/>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dd5e1" officeooo:paragraph-rsid="000dd5e1" style:font-size-asian="10.5pt" style:font-size-complex="10.5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dd5e1" officeooo:paragraph-rsid="000f073a" style:font-size-asian="10.5pt" style:font-size-complex="10.5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dd5e1" officeooo:paragraph-rsid="000f403d" style:font-size-asian="10.5pt" style:font-size-complex="10.5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f073a" officeooo:paragraph-rsid="000f073a" style:font-size-asian="10.5pt" style:font-size-complex="10.5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0f403d" officeooo:paragraph-rsid="000f403d" style:font-size-asian="10.5pt" style:font-size-complex="10.5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style:font-size-asian="10.5pt" style:font-size-complex="10.5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37ced" officeooo:paragraph-rsid="00137ced" style:font-size-asian="10.5pt" style:font-size-complex="10.5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24c06" officeooo:paragraph-rsid="00124c06"/>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31604" officeooo:paragraph-rsid="00131604"/>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33816" officeooo:paragraph-rsid="00133816"/>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37ced" officeooo:paragraph-rsid="00137ced"/>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paragraph-rsid="00124c06"/>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paragraph-rsid="001452d3"/>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452d3" officeooo:paragraph-rsid="001452d3"/>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452d3" officeooo:paragraph-rsid="0014900c"/>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Roboto" fo:font-size="10.5pt" fo:letter-spacing="normal" fo:font-style="normal" fo:font-weight="normal" officeooo:rsid="0014900c" officeooo:paragraph-rsid="0014900c"/>
    </style:style>
    <style:style style:name="P19" style:family="paragraph" style:parent-style-name="Standard">
      <style:paragraph-properties fo:margin-left="0cm" fo:margin-right="0cm" fo:text-align="justify" style:justify-single-word="false" fo:orphans="2" fo:widows="2" fo:text-indent="0cm" style:auto-text-indent="false"/>
      <style:text-properties style:font-name="Roboto" fo:font-size="10.5pt" officeooo:paragraph-rsid="000dd5e1" style:font-size-asian="10.5pt" style:font-size-complex="10.5pt"/>
    </style:style>
    <style:style style:name="P20" style:family="paragraph" style:parent-style-name="Standard">
      <style:paragraph-properties fo:margin-left="0cm" fo:margin-right="0cm" fo:text-align="justify" style:justify-single-word="false" fo:orphans="2" fo:widows="2" fo:text-indent="0cm" style:auto-text-indent="false"/>
      <style:text-properties style:font-name="Roboto" fo:font-size="10.5pt" officeooo:paragraph-rsid="000f403d" style:font-size-asian="10.5pt" style:font-size-complex="10.5pt"/>
    </style:style>
    <style:style style:name="P21" style:family="paragraph" style:parent-style-name="Standard">
      <style:paragraph-properties fo:margin-left="0cm" fo:margin-right="0cm" fo:text-align="justify" style:justify-single-word="false" fo:orphans="2" fo:widows="2" fo:text-indent="0cm" style:auto-text-indent="false"/>
      <style:text-properties officeooo:paragraph-rsid="000f073a"/>
    </style:style>
    <style:style style:name="P22" style:family="paragraph" style:parent-style-name="Standard">
      <style:paragraph-properties fo:margin-left="0cm" fo:margin-right="0cm" fo:text-align="justify" style:justify-single-word="false" fo:orphans="2" fo:widows="2" fo:text-indent="0cm" style:auto-text-indent="false"/>
      <style:text-properties officeooo:paragraph-rsid="000f403d"/>
    </style:style>
    <style:style style:name="P23" style:family="paragraph" style:parent-style-name="Standard">
      <style:paragraph-properties fo:margin-left="0cm" fo:margin-right="0cm" fo:text-align="justify" style:justify-single-word="false" fo:text-indent="0cm" style:auto-text-indent="false"/>
      <style:text-properties style:font-name="Monospace" fo:font-size="10.5pt" style:font-size-asian="10.5pt" style:font-size-complex="10.5pt"/>
    </style:style>
    <style:style style:name="P24" style:family="paragraph" style:parent-style-name="Standard">
      <style:paragraph-properties fo:margin-left="0cm" fo:margin-right="0cm" fo:text-align="justify" style:justify-single-word="false" fo:text-indent="0cm" style:auto-text-indent="false"/>
      <style:text-properties fo:font-size="10.5pt" style:font-size-asian="10.5pt" style:font-size-complex="10.5pt"/>
    </style:style>
    <style:style style:name="P25" style:family="paragraph" style:parent-style-name="Standard">
      <style:paragraph-properties fo:margin-left="0cm" fo:margin-right="0cm" fo:text-align="justify" style:justify-single-word="false" fo:text-indent="0cm" style:auto-text-indent="false"/>
      <style:text-properties fo:font-size="10.5pt" officeooo:paragraph-rsid="000f403d" style:font-size-asian="10.5pt" style:font-size-complex="10.5pt"/>
    </style:style>
    <style:style style:name="P26" style:family="paragraph" style:parent-style-name="Standard">
      <style:paragraph-properties fo:margin-left="0cm" fo:margin-right="0cm" fo:text-align="justify" style:justify-single-word="false" fo:text-indent="0cm" style:auto-text-indent="false"/>
      <style:text-properties fo:font-size="10.5pt" officeooo:paragraph-rsid="0010ee85" style:font-size-asian="10.5pt" style:font-size-complex="10.5pt"/>
    </style:style>
    <style:style style:name="P27" style:family="paragraph" style:parent-style-name="Standard">
      <style:paragraph-properties fo:margin-left="0cm" fo:margin-right="0cm" fo:text-align="justify" style:justify-single-word="false" fo:text-indent="0cm" style:auto-text-indent="false"/>
      <style:text-properties fo:font-size="10.5pt"/>
    </style:style>
    <style:style style:name="P28" style:family="paragraph" style:parent-style-name="Standard">
      <style:paragraph-properties fo:margin-left="0cm" fo:margin-right="0cm" fo:text-align="justify" style:justify-single-word="false" fo:text-indent="0cm" style:auto-text-indent="false"/>
      <style:text-properties fo:font-variant="normal" fo:text-transform="none" fo:color="#202124" style:font-name="Roboto" fo:font-size="10.5pt" fo:letter-spacing="normal" fo:font-style="normal" fo:font-weight="normal" style:font-size-asian="10.5pt" style:font-size-complex="10.5pt"/>
    </style:style>
    <style:style style:name="T1" style:family="text">
      <style:text-properties officeooo:rsid="000dd5e1"/>
    </style:style>
    <style:style style:name="T2" style:family="text">
      <style:text-properties fo:color="#7f0055" style:font-name="Monospace" fo:font-weight="bold" style:font-weight-asian="bold"/>
    </style:style>
    <style:style style:name="T3" style:family="text">
      <style:text-properties fo:color="#7f0055" style:font-name="Monospace" fo:font-weight="bold" fo:background-color="#d4d4d4" loext:char-shading-value="0" style:font-weight-asian="bold"/>
    </style:style>
    <style:style style:name="T4" style:family="text">
      <style:text-properties fo:color="#7f0055" style:font-name="Monospace" fo:font-size="10.5pt" fo:font-weight="bold" style:font-size-asian="10.5pt" style:font-weight-asian="bold" style:font-size-complex="10.5pt"/>
    </style:style>
    <style:style style:name="T5" style:family="text">
      <style:text-properties fo:color="#000000" style:font-name="Monospace"/>
    </style:style>
    <style:style style:name="T6" style:family="text">
      <style:text-properties fo:color="#000000" style:font-name="Monospace" officeooo:rsid="000dd5e1"/>
    </style:style>
    <style:style style:name="T7" style:family="text">
      <style:text-properties fo:color="#000000" style:font-name="Monospace" fo:font-style="italic" style:font-style-asian="italic"/>
    </style:style>
    <style:style style:name="T8" style:family="text">
      <style:text-properties fo:color="#000000" style:font-name="Monospace" officeooo:rsid="000f073a"/>
    </style:style>
    <style:style style:name="T9" style:family="text">
      <style:text-properties fo:color="#000000" style:font-name="Monospace" fo:font-size="10.5pt" style:font-size-asian="10.5pt" style:font-size-complex="10.5pt"/>
    </style:style>
    <style:style style:name="T10" style:family="text">
      <style:text-properties fo:color="#000000" style:font-name="Monospace" officeooo:rsid="000f403d"/>
    </style:style>
    <style:style style:name="T11" style:family="text">
      <style:text-properties fo:color="#000000" style:font-name="Monospace" style:text-underline-style="solid" style:text-underline-width="auto" style:text-underline-color="font-color"/>
    </style:style>
    <style:style style:name="T12" style:family="text">
      <style:text-properties fo:color="#000000" style:font-name="Monospace" fo:background-color="#d4d4d4" loext:char-shading-value="0"/>
    </style:style>
    <style:style style:name="T13" style:family="text">
      <style:text-properties fo:color="#000000" style:font-name="Monospace" fo:background-color="#d4d4d4" loext:char-shading-value="0"/>
    </style:style>
    <style:style style:name="T14" style:family="text">
      <style:text-properties fo:color="#000000" style:font-name="Monospace" fo:font-weight="bold"/>
    </style:style>
    <style:style style:name="T15" style:family="text">
      <style:text-properties fo:color="#000000" style:font-name="Monospace" style:font-size-asian="10.5pt" style:font-size-complex="10.5pt"/>
    </style:style>
    <style:style style:name="T16" style:family="text">
      <style:text-properties fo:color="#6a3e3e" style:font-name="Monospace"/>
    </style:style>
    <style:style style:name="T17" style:family="text">
      <style:text-properties fo:color="#6a3e3e" style:font-name="Monospace" style:text-underline-style="solid" style:text-underline-width="auto" style:text-underline-color="font-color"/>
    </style:style>
    <style:style style:name="T18" style:family="text">
      <style:text-properties fo:color="#6a3e3e" style:font-name="Monospace" fo:font-size="10.5pt" style:font-size-asian="10.5pt" style:font-size-complex="10.5pt"/>
    </style:style>
    <style:style style:name="T19" style:family="text">
      <style:text-properties fo:color="#0000c0" style:font-name="Monospace" fo:font-style="italic" fo:font-weight="bold" style:font-style-asian="italic" style:font-weight-asian="bold"/>
    </style:style>
    <style:style style:name="T20" style:family="text">
      <style:text-properties fo:color="#0000c0" style:font-name="Monospace"/>
    </style:style>
    <style:style style:name="T21" style:family="text">
      <style:text-properties fo:color="#0000c0" style:font-name="Monospace" fo:font-size="10.5pt" fo:font-style="italic" fo:font-weight="bold" style:font-size-asian="10.5pt" style:font-style-asian="italic" style:font-weight-asian="bold" style:font-size-complex="10.5pt"/>
    </style:style>
    <style:style style:name="T22" style:family="text">
      <style:text-properties fo:color="#2a00ff" style:font-name="Monospace"/>
    </style:style>
    <style:style style:name="T23" style:family="text">
      <style:text-properties fo:color="#2a00ff" style:font-name="Monospace" fo:font-size="10.5pt" style:font-size-asian="10.5pt" style:font-size-complex="10.5pt"/>
    </style:style>
    <style:style style:name="T24" style:family="text">
      <style:text-properties fo:font-variant="normal" fo:text-transform="none" fo:color="#7f0055" style:font-name="Monospace" fo:letter-spacing="normal" fo:font-style="normal" fo:font-weight="bold" officeooo:rsid="000dd5e1" style:font-weight-asian="bold"/>
    </style:style>
    <style:style style:name="T25" style:family="text">
      <style:text-properties fo:font-variant="normal" fo:text-transform="none" fo:color="#7f0055" style:font-name="Monospace" fo:letter-spacing="normal" fo:font-style="normal" fo:font-weight="bold" officeooo:rsid="000f403d" style:font-weight-asian="bold"/>
    </style:style>
    <style:style style:name="T26" style:family="text">
      <style:text-properties fo:font-variant="normal" fo:text-transform="none" fo:color="#000000" style:font-name="Monospace" fo:letter-spacing="normal" fo:font-style="normal" fo:font-weight="normal" officeooo:rsid="000dd5e1"/>
    </style:style>
    <style:style style:name="T27" style:family="text">
      <style:text-properties fo:font-variant="normal" fo:text-transform="none" fo:color="#000000" style:font-name="Monospace" fo:letter-spacing="normal" fo:font-style="normal" fo:font-weight="normal" officeooo:rsid="000f403d"/>
    </style:style>
    <style:style style:name="T28" style:family="text">
      <style:text-properties fo:font-variant="normal" fo:text-transform="none" fo:color="#000000" style:font-name="Monospace" fo:font-size="10.5pt" fo:letter-spacing="normal" fo:font-style="normal" fo:font-weight="normal" officeooo:rsid="000dd5e1" style:font-size-asian="10.5pt" style:font-size-complex="10.5pt"/>
    </style:style>
    <style:style style:name="T29" style:family="text">
      <style:text-properties fo:color="#3f7f5f" style:font-name="Monospace"/>
    </style:style>
    <style:style style:name="T30" style:family="text">
      <style:text-properties officeooo:rsid="00124c06"/>
    </style:style>
    <style:style style:name="T31" style:family="text">
      <style:text-properties officeooo:rsid="00131604"/>
    </style:style>
    <style:style style:name="T32" style:family="text">
      <style:text-properties officeooo:rsid="00133816"/>
    </style:style>
    <style:style style:name="T33" style:family="text">
      <style:text-properties officeooo:rsid="001452d3"/>
    </style:style>
    <style:style style:name="T34" style:family="text">
      <style:text-properties officeooo:rsid="0014900c"/>
    </style:style>
    <style:style style:name="T35" style:family="text">
      <style:text-properties officeooo:rsid="0015d4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What is String constant pool?Why string is immutable?difference between String,StringBuffer,StringBuilder?Difference between == operator and .equals() method?Explain the diffrence between jdk,jre,jvm?why java is platform independent?</text:p>
      <text:p text:style-name="P12">Answer:</text:p>
      <text:p text:style-name="P9">If we assign the value to the String literals then the object will be created in the String constatnt pool.</text:p>
      <text:p text:style-name="P14"><text:span text:style-name="T30">String is immutable because if we modify the existed the string object then the </text:span><text:span text:style-name="T31">new object will be created in the string pool area, in the string pool area its not possible to make the reference.</text:span></text:p>
      <text:p text:style-name="P10">String vs StringBUffer vs String Builder:</text:p>
      <text:p text:style-name="P10">String is immutable and its non synchronized.</text:p>
      <text:p text:style-name="P10">StringBuilder is mutable and its synchronized.The performance will be <text:span text:style-name="T32">high</text:span> than comapre to String<text:span text:style-name="T32">BUffer.</text:span></text:p>
      <text:p text:style-name="P10">Str<text:span text:style-name="T32">ingBUffer is mutuable and its non synchronized.The performance will be less than compare to the StringBuilder.</text:span></text:p>
      <text:p text:style-name="P11">== operator vs .equals():</text:p>
      <text:p text:style-name="P11">== operator is used to the check the refrence of the variable.</text:p>
      <text:p text:style-name="P11">.equals will be used to check the content of the variable.</text:p>
      <text:p text:style-name="P11">JVM vs JRE vs JDK </text:p>
      <text:p text:style-name="P11">JVM means Java virtual mechine, its not physically existed it is used to convert Byte code &amp; </text:p>
      <text:p text:style-name="P11">then it will convert byte code instructions in to understandable format of operating system.</text:p>
      <text:p text:style-name="P11">JRE means Java Runtime Environment, its physically existed it is used to developing the java applications and it contains libraries and other files that JVM uses at runtime.</text:p>
      <text:p text:style-name="P11">JDK means java develoment kit, its used to develop java applications and applets.it contains JRE+development tools.</text:p>
      <text:p text:style-name="P11">Platform independent:</text:p>
      <text:p text:style-name="P12">Suppose if you write the java source code in one operating system then we will compile that we will get .class file. If we copy the .class file any of the operating systems like linux, window, its used to run the file.so, That’s why java is platform independent.</text:p>
      <text:p text:style-name="P12"/>
      <text:p text:style-name="P11">2)Difference between Class and Object?Explain in detail OOP's Concept?Explain static and dynamic polymorphism with examples?Difference between static and instance method with examples?Difference between this and super?Difference between method and constructor? Difference interface and Abstract class?What is the significance of public,private,protected classes?</text:p>
      <text:p text:style-name="P11"/>
      <text:p text:style-name="P16">Class vs object</text:p>
      <text:p text:style-name="P16">class is like an idea of the object.</text:p>
      <text:p text:style-name="P16">Object will be created from the class.</text:p>
      <text:p text:style-name="P17">OOPs2)Difference between Class and Object?Explain in detail OOP's Concept?Explain static and dynamic polymorphism with examples?Difference between static and instance method with examples?Difference between this and super?Difference between method and constructor?</text:p>
      <text:p text:style-name="P17">Difference interface and Abstract class?What is the significance of public,private,protected classes?<text:span text:style-name="T34">a</text:span> concepts:</text:p>
      <text:p text:style-name="P16">1.Inheritance</text:p>
      <text:p text:style-name="P16">2.Polyorphism</text:p>
      <text:p text:style-name="P16">3.Encapsulation.</text:p>
      <text:p text:style-name="P16">4.DataH<text:span text:style-name="T34">i</text:span>ding.</text:p>
      <text:p text:style-name="P16"/>
      <text:p text:style-name="P16">1.Inheitance:</text:p>
      <text:p text:style-name="P16">Inheritance is the process of acquiring the properties from parent clas <text:s/>to the child class by using the extends kyword.</text:p>
      <text:p text:style-name="P16">The Inheritance will be sub classified in to the 5 types:</text:p>
      <text:p text:style-name="P16">1.Single level Inheritance.</text:p>
      <text:p text:style-name="P16">2.Multilevel inheritance.</text:p>
      <text:p text:style-name="P16">3.Hierarchial inheritance.</text:p>
      <text:p text:style-name="P16">4.Multiple inheritance.</text:p>
      <text:p text:style-name="P16">5.Hybrid inheritance.</text:p>
      <text:p text:style-name="P16"><text:soft-page-break/></text:p>
      <text:p text:style-name="P16">1.Single level inheritance: In the single level inheritance the properties will be acquiring from parent class to the child class.</text:p>
      <text:p text:style-name="P16">2.Multilevel inheritance: in the mutilevel inheritance the the properties will acuquiring from parent class to the child class and child class to the grand child class.</text:p>
      <text:p text:style-name="P16">3.Hierarchial inheritance: in this inheritance the properties will be inherited from parent class to more than one child class is nothing but the hierarchial inheritance.</text:p>
      <text:p text:style-name="P16">4.Multi level inherutance: in this inheritance the properties will be acquiried from more than one parent class to the child class.</text:p>
      <text:p text:style-name="P16">5.Hybrid inherutance: it is the combination of any of two inheritances from the above listed.</text:p>
      <text:p text:style-name="P16"/>
      <text:p text:style-name="P15"><text:span text:style-name="T33">2.Polymorphism: it is the process of converting one form in to different forms.</text:span></text:p>
      <text:p text:style-name="P15"><text:span text:style-name="T33">Polymorphism is the combination of Method over loading and method overriding.</text:span></text:p>
      <text:p text:style-name="P15"><text:span text:style-name="T33">Method overloading: in the method overloading the method name should be same and the arguements will be different.</text:span></text:p>
      <text:p text:style-name="P15"><text:span text:style-name="T33">Method overriding: in the method method overriding the method name, paramters and return should be same.</text:span></text:p>
      <text:p text:style-name="P15"/>
      <text:p text:style-name="P15"><text:span text:style-name="T33">3.Encapsulation: Encapsulation is the process of binding </text:span><text:span text:style-name="T34">data and corresponding methods in</text:span><text:span text:style-name="T33"> </text:span><text:span text:style-name="T34">to a single unit is know an Encapsulation. In the encapsulation we are using the setter and getter methods </text:span><text:span text:style-name="T35">to cahng </text:span></text:p>
      <text:p text:style-name="P15"/>
      <text:p text:style-name="P18">4.DataHiding:data hiding is the process of hiding the sensitive <text:span text:style-name="T35">data </text:span>using the private access modifier.</text:p>
      <text:p text:style-name="P18"/>
      <text:p text:style-name="P14"/>
      <text:p text:style-name="P14"/>
      <text:p text:style-name="P14"/>
      <text:p text:style-name="P14">7)Print the nearest prime to given number</text:p>
      <text:p text:style-name="P14"><text:s/>Input:10 </text:p>
      <text:p text:style-name="P14">Output:7,11//10 below nearest palindrome 7 and 10 above 11</text:p>
      <text:p text:style-name="P12">Answer:</text:p>
      <text:p text:style-name="P7"><text:span text:style-name="T2">import</text:span><text:span text:style-name="T5"> java.util.Scanner;</text:span></text:p>
      <text:p text:style-name="P24"><text:span text:style-name="T2">public</text:span><text:span text:style-name="T5"> </text:span><text:span text:style-name="T2">class</text:span><text:span text:style-name="T5"> NearestPrimeNumber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 </text:span></text:p>
      <text:p text:style-name="P24"><text:span text:style-name="T5"><text:tab/><text:tab/>System.</text:span><text:span text:style-name="T19">out</text:span><text:span text:style-name="T5">.print(</text:span><text:span text:style-name="T22">"Enter the number:"</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text:span><text:span text:style-name="T2">int</text:span><text:span text:style-name="T5"> </text:span><text:span text:style-name="T16">dcount</text:span><text:span text:style-name="T5">=0;</text:span></text:p>
      <text:p text:style-name="P24"><text:span text:style-name="T5"><text:tab/><text:tab/></text:span><text:span text:style-name="T2">int</text:span><text:span text:style-name="T5"> </text:span><text:span text:style-name="T16">icount</text:span><text:span text:style-name="T5">=0;</text:span></text:p>
      <text:p text:style-name="P24"><text:span text:style-name="T5"><text:tab/><text:tab/></text:span><text:span text:style-name="T2">int</text:span><text:span text:style-name="T5"> </text:span><text:span text:style-name="T16">fcount</text:span><text:span text:style-name="T5">=0;</text:span></text:p>
      <text:p text:style-name="P24"><text:span text:style-name="T5"><text:tab/><text:tab/></text:span><text:span text:style-name="T2">int</text:span><text:span text:style-name="T5"> </text:span><text:span text:style-name="T16">i</text:span><text:span text:style-name="T5">;</text:span></text:p>
      <text:p text:style-name="P24"><text:span text:style-name="T5"><text:tab/><text:tab/></text:span><text:span text:style-name="T2">int</text:span><text:span text:style-name="T5"> </text:span><text:span text:style-name="T16">k</text:span><text:span text:style-name="T5">;</text:span></text:p>
      <text:p text:style-name="P24"><text:span text:style-name="T5"><text:tab/><text:tab/></text:span><text:span text:style-name="T2">for</text:span><text:span text:style-name="T5">(</text:span><text:span text:style-name="T16">i</text:span><text:span text:style-name="T5">=</text:span><text:span text:style-name="T16">num</text:span><text:span text:style-name="T5">; </text:span><text:span text:style-name="T16">i</text:span><text:span text:style-name="T5">&gt;=1; </text:span><text:span text:style-name="T16">i</text:span><text:span text:style-name="T5">--)</text:span></text:p>
      <text:p text:style-name="P24"><text:span text:style-name="T5"><text:tab/><text:tab/>{</text:span></text:p>
      <text:p text:style-name="P24"><text:span text:style-name="T5"><text:tab/><text:tab/><text:tab/></text:span><text:span text:style-name="T16">dcount</text:span><text:span text:style-name="T5">++;</text:span></text:p>
      <text:p text:style-name="P24"><text:span text:style-name="T5"><text:tab/><text:tab/><text:tab/></text:span><text:span text:style-name="T16">fcount</text:span><text:span text:style-name="T5">=0;</text:span></text:p>
      <text:p text:style-name="P24"><text:span text:style-name="T5"><text:tab/><text:tab/><text:tab/></text:span><text:span text:style-name="T2">for</text:span><text:span text:style-name="T5">(</text:span><text:span text:style-name="T2">int</text:span><text:span text:style-name="T5"> </text:span><text:span text:style-name="T16">j</text:span><text:span text:style-name="T5">=1; </text:span><text:span text:style-name="T16">j</text:span><text:span text:style-name="T5">&lt;=</text:span><text:span text:style-name="T16">num</text:span><text:span text:style-name="T5">; </text:span><text:span text:style-name="T16">j</text:span><text:span text:style-name="T5">++)</text:span></text:p>
      <text:p text:style-name="P24"><text:span text:style-name="T5"><text:tab/><text:tab/><text:tab/>{</text:span></text:p>
      <text:p text:style-name="P24"><text:span text:style-name="T5"><text:tab/><text:tab/><text:tab/><text:tab/></text:span><text:span text:style-name="T2">if</text:span><text:span text:style-name="T5">(</text:span><text:span text:style-name="T16">i</text:span><text:span text:style-name="T5">%</text:span><text:span text:style-name="T16">j</text:span><text:span text:style-name="T5">==0)</text:span></text:p>
      <text:p text:style-name="P24"><text:span text:style-name="T5"><text:tab/><text:tab/><text:tab/><text:tab/>{</text:span></text:p>
      <text:p text:style-name="P24"><text:span text:style-name="T5"><text:tab/><text:tab/><text:tab/><text:tab/></text:span><text:span text:style-name="T16">fcount</text:span><text:span text:style-name="T5">++;</text:span></text:p>
      <text:p text:style-name="P24"><text:span text:style-name="T5"><text:tab/><text:tab/><text:tab/><text:tab/>}</text:span></text:p>
      <text:p text:style-name="P24"><text:span text:style-name="T5"><text:tab/><text:tab/><text:tab/>}</text:span></text:p>
      <text:p text:style-name="P24"><text:span text:style-name="T5"><text:tab/><text:tab/><text:tab/></text:span><text:span text:style-name="T2">if</text:span><text:span text:style-name="T5">(</text:span><text:span text:style-name="T16">fcount</text:span><text:span text:style-name="T5">==2)</text:span></text:p>
      <text:p text:style-name="P24"><text:span text:style-name="T5"><text:tab/><text:tab/><text:tab/>{</text:span></text:p>
      <text:p text:style-name="P24"><text:soft-page-break/><text:span text:style-name="T5"><text:tab/><text:tab/><text:tab/><text:tab/></text:span><text:span text:style-name="T2">break</text:span><text:span text:style-name="T5">;</text:span></text:p>
      <text:p text:style-name="P24"><text:span text:style-name="T5"><text:tab/><text:tab/><text:tab/>}</text:span></text:p>
      <text:p text:style-name="P24"><text:span text:style-name="T5"><text:tab/><text:tab/>}</text:span></text:p>
      <text:p text:style-name="P24"><text:span text:style-name="T5"><text:tab/><text:tab/></text:span><text:span text:style-name="T2">for</text:span><text:span text:style-name="T5">(</text:span><text:span text:style-name="T16">k</text:span><text:span text:style-name="T5">=</text:span><text:span text:style-name="T16">num</text:span><text:span text:style-name="T5">+1; <text:s/>; </text:span><text:span text:style-name="T16">k</text:span><text:span text:style-name="T5">++)</text:span></text:p>
      <text:p text:style-name="P24"><text:span text:style-name="T5"><text:tab/><text:tab/>{</text:span></text:p>
      <text:p text:style-name="P24"><text:span text:style-name="T5"><text:tab/><text:tab/><text:tab/></text:span><text:span text:style-name="T16">icount</text:span><text:span text:style-name="T5">++;</text:span></text:p>
      <text:p text:style-name="P24"><text:span text:style-name="T5"><text:tab/><text:tab/><text:tab/></text:span><text:span text:style-name="T16">fcount</text:span><text:span text:style-name="T5">=0;</text:span></text:p>
      <text:p text:style-name="P24"><text:span text:style-name="T5"><text:tab/><text:tab/><text:tab/></text:span><text:span text:style-name="T2">for</text:span><text:span text:style-name="T5">(</text:span><text:span text:style-name="T2">int</text:span><text:span text:style-name="T5"> </text:span><text:span text:style-name="T16">j</text:span><text:span text:style-name="T5">=1; </text:span><text:span text:style-name="T16">j</text:span><text:span text:style-name="T5">&lt;=</text:span><text:span text:style-name="T16">num</text:span><text:span text:style-name="T5">; </text:span><text:span text:style-name="T16">j</text:span><text:span text:style-name="T5">++)</text:span></text:p>
      <text:p text:style-name="P24"><text:span text:style-name="T5"><text:tab/><text:tab/><text:tab/>{</text:span></text:p>
      <text:p text:style-name="P24"><text:span text:style-name="T5"><text:tab/><text:tab/><text:tab/><text:tab/></text:span><text:span text:style-name="T2">if</text:span><text:span text:style-name="T5">(</text:span><text:span text:style-name="T16">k</text:span><text:span text:style-name="T5">%</text:span><text:span text:style-name="T16">j</text:span><text:span text:style-name="T5">==0)</text:span></text:p>
      <text:p text:style-name="P24"><text:span text:style-name="T5"><text:tab/><text:tab/><text:tab/><text:tab/>{</text:span></text:p>
      <text:p text:style-name="P24"><text:span text:style-name="T5"><text:tab/><text:tab/><text:tab/><text:tab/></text:span><text:span text:style-name="T16">fcount</text:span><text:span text:style-name="T5">++;</text:span></text:p>
      <text:p text:style-name="P24"><text:span text:style-name="T5"><text:tab/><text:tab/><text:tab/><text:tab/>}</text:span></text:p>
      <text:p text:style-name="P24"><text:span text:style-name="T5"><text:tab/><text:tab/><text:tab/>}</text:span></text:p>
      <text:p text:style-name="P24"><text:span text:style-name="T5"><text:tab/><text:tab/><text:tab/></text:span><text:span text:style-name="T2">if</text:span><text:span text:style-name="T5">(</text:span><text:span text:style-name="T16">fcount</text:span><text:span text:style-name="T5">==2)</text:span></text:p>
      <text:p text:style-name="P24"><text:span text:style-name="T5"><text:tab/><text:tab/><text:tab/>{</text:span></text:p>
      <text:p text:style-name="P24"><text:span text:style-name="T5"><text:tab/><text:tab/><text:tab/><text:tab/></text:span><text:span text:style-name="T2">break</text:span><text:span text:style-name="T5">;</text:span></text:p>
      <text:p text:style-name="P24"><text:span text:style-name="T5"><text:tab/><text:tab/><text:tab/>}</text:span></text:p>
      <text:p text:style-name="P24"><text:span text:style-name="T5"><text:tab/><text:tab/>}</text:span></text:p>
      <text:p text:style-name="P24"><text:span text:style-name="T5"><text:tab/><text:tab/></text:span><text:span text:style-name="T2">if</text:span><text:span text:style-name="T5">(</text:span><text:span text:style-name="T16">dcount</text:span><text:span text:style-name="T5">&lt;</text:span><text:span text:style-name="T16">icount</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16">i</text:span><text:span text:style-name="T5">);</text:span></text:p>
      <text:p text:style-name="P24"><text:span text:style-name="T5"><text:tab/><text:tab/>}</text:span></text:p>
      <text:p text:style-name="P24"><text:span text:style-name="T5"><text:tab/><text:tab/></text:span><text:span text:style-name="T2">else</text:span><text:span text:style-name="T5"> </text:span><text:span text:style-name="T2">if</text:span><text:span text:style-name="T5">(</text:span><text:span text:style-name="T16">icount</text:span><text:span text:style-name="T5">==</text:span><text:span text:style-name="T16">dcount</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16">i</text:span><text:span text:style-name="T5">+</text:span><text:span text:style-name="T22">" "</text:span><text:span text:style-name="T5">+</text:span><text:span text:style-name="T16">k</text:span><text:span text:style-name="T5">);</text:span></text:p>
      <text:p text:style-name="P24"><text:span text:style-name="T5"><text:tab/><text:tab/>}</text:span></text:p>
      <text:p text:style-name="P24"><text:span text:style-name="T5"><text:tab/><text:tab/></text:span><text:span text:style-name="T2">else</text:span></text:p>
      <text:p text:style-name="P24"><text:span text:style-name="T5"><text:tab/><text:tab/>{</text:span></text:p>
      <text:p text:style-name="P24"><text:span text:style-name="T5"><text:tab/><text:tab/><text:tab/>System.</text:span><text:span text:style-name="T19">out</text:span><text:span text:style-name="T5">.print(</text:span><text:span text:style-name="T16">k</text:span><text:span text:style-name="T5">);</text:span></text:p>
      <text:p text:style-name="P24"><text:span text:style-name="T5"><text:tab/><text:tab/>}</text:span></text:p>
      <text:p text:style-name="P24"><text:span text:style-name="T5"><text:tab/>}</text:span></text:p>
      <text:p text:style-name="P27"><text:span text:style-name="T15">}</text:span></text:p>
      <text:p text:style-name="P13"><text:span text:style-name="T1">8.</text:span>How to swap two numbers without using a third variable?</text:p>
      <text:p text:style-name="P12">Answer:</text:p>
      <text:p text:style-name="P1">Example:</text:p>
      <text:p text:style-name="P1">a=a+b-(b=a); here, b value is stored in to the a &amp; a value is stored in to the b.</text:p>
      <text:p text:style-name="P1">9)Reverse Number and String program</text:p>
      <text:p text:style-name="P1"><text:s/>Input: 123</text:p>
      <text:p text:style-name="P1"><text:s/>output:321</text:p>
      <text:p text:style-name="P1"><text:s/>Input:coachit </text:p>
      <text:p text:style-name="P1">Output:tihcaoc</text:p>
      <text:p text:style-name="P12">Answer:</text:p>
      <text:p text:style-name="P19"><text:span text:style-name="T24">import</text:span><text:span text:style-name="T26"> java.util.Scanner;</text:span></text:p>
      <text:p text:style-name="P24"><text:span text:style-name="T2">public</text:span><text:span text:style-name="T5"> </text:span><text:span text:style-name="T2">class</text:span><text:span text:style-name="T5"> ReverseNumberAndString </text:span></text:p>
      <text:p text:style-name="P24"><text:span text:style-name="T5">{</text:span></text:p>
      <text:p text:style-name="P23"/>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umber:"</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text:span><text:span text:style-name="T2">int</text:span><text:span text:style-name="T5"> </text:span><text:span text:style-name="T16">rnum</text:span><text:span text:style-name="T5">=0;</text:span></text:p>
      <text:p text:style-name="P24"><text:span text:style-name="T5"><text:tab/><text:tab/></text:span><text:span text:style-name="T2">while</text:span><text:span text:style-name="T5">(</text:span><text:span text:style-name="T16">num</text:span><text:span text:style-name="T5">&gt;0)</text:span></text:p>
      <text:p text:style-name="P24"><text:span text:style-name="T5"><text:tab/><text:tab/>{</text:span></text:p>
      <text:p text:style-name="P24"><text:span text:style-name="T5"><text:tab/><text:tab/><text:tab/></text:span><text:span text:style-name="T16">rnum</text:span><text:span text:style-name="T5">=</text:span><text:span text:style-name="T16">rnum</text:span><text:span text:style-name="T5">*10+</text:span><text:span text:style-name="T16">num</text:span><text:span text:style-name="T5">%10;</text:span></text:p>
      <text:p text:style-name="P24"><text:span text:style-name="T5"><text:tab/><text:tab/><text:tab/></text:span><text:span text:style-name="T16">num</text:span><text:span text:style-name="T5">=</text:span><text:span text:style-name="T16">num</text:span><text:span text:style-name="T5">/10;</text:span></text:p>
      <text:p text:style-name="P24"><text:span text:style-name="T5"><text:tab/><text:tab/>}</text:span></text:p>
      <text:p text:style-name="P24"><text:span text:style-name="T5"><text:tab/><text:tab/>System.</text:span><text:span text:style-name="T19">out</text:span><text:span text:style-name="T5">.print(</text:span><text:span text:style-name="T16">rnum</text:span><text:span text:style-name="T5">);</text:span></text:p>
      <text:p text:style-name="P24"><text:soft-page-break/><text:span text:style-name="T5"><text:tab/><text:tab/>System.</text:span><text:span text:style-name="T19">out</text:span><text:span text:style-name="T5">.print(</text:span><text:span text:style-name="T22">"\nEnter the name:"</text:span><text:span text:style-name="T5">);</text:span></text:p>
      <text:p text:style-name="P24"><text:span text:style-name="T5"><text:tab/><text:tab/>String </text:span><text:span text:style-name="T16">name</text:span><text:span text:style-name="T5">=</text:span><text:span text:style-name="T16">sc</text:span><text:span text:style-name="T5">.next();</text:span></text:p>
      <text:p text:style-name="P24"><text:span text:style-name="T5"><text:tab/><text:tab/>String </text:span><text:span text:style-name="T16">rename</text:span><text:span text:style-name="T5">=</text:span><text:span text:style-name="T22">" "</text:span><text:span text:style-name="T5">;</text:span></text:p>
      <text:p text:style-name="P24"><text:span text:style-name="T5"><text:tab/><text:tab/></text:span><text:span text:style-name="T2">char</text:span><text:span text:style-name="T5"> </text:span><text:span text:style-name="T16">ch</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ame</text:span><text:span text:style-name="T5">.length(); </text:span><text:span text:style-name="T16">i</text:span><text:span text:style-name="T5">++)</text:span></text:p>
      <text:p text:style-name="P24"><text:span text:style-name="T5"><text:tab/><text:tab/>{</text:span></text:p>
      <text:p text:style-name="P24"><text:span text:style-name="T5"><text:tab/><text:tab/><text:tab/></text:span><text:span text:style-name="T16">ch</text:span><text:span text:style-name="T5">=</text:span><text:span text:style-name="T16">name</text:span><text:span text:style-name="T5">.charAt(</text:span><text:span text:style-name="T16">i</text:span><text:span text:style-name="T5">);</text:span></text:p>
      <text:p text:style-name="P24"><text:span text:style-name="T5"><text:tab/><text:tab/><text:tab/></text:span><text:span text:style-name="T16">rename</text:span><text:span text:style-name="T5">=</text:span><text:span text:style-name="T16">ch</text:span><text:span text:style-name="T5">+</text:span><text:span text:style-name="T16">rename</text:span><text:span text:style-name="T5">;</text:span></text:p>
      <text:p text:style-name="P24"><text:span text:style-name="T5"><text:tab/><text:tab/>}</text:span></text:p>
      <text:p text:style-name="P24"><text:span text:style-name="T5"><text:tab/><text:tab/>System.</text:span><text:span text:style-name="T19">out</text:span><text:span text:style-name="T5">.print(</text:span><text:span text:style-name="T16">rename</text:span><text:span text:style-name="T5">);</text:span></text:p>
      <text:p text:style-name="P24"><text:span text:style-name="T5"><text:tab/>}</text:span></text:p>
      <text:p text:style-name="P23"/>
      <text:p text:style-name="P24"><text:span text:style-name="T5">}</text:span></text:p>
      <text:p text:style-name="P28"><text:span text:style-name="T6">1</text:span><text:span text:style-name="T5">0)Fibonacci Series program?Find factorial of an integer?</text:span></text:p>
      <text:p text:style-name="P8"><text:span text:style-name="T5">Answer:</text:span></text:p>
      <text:p text:style-name="P28"><text:span text:style-name="T2">import</text:span><text:span text:style-name="T5"> java.util.Scanner;</text:span></text:p>
      <text:p text:style-name="P24"><text:span text:style-name="T2">public</text:span><text:span text:style-name="T5"> </text:span><text:span text:style-name="T2">class</text:span><text:span text:style-name="T5"> FibonacciSeriesProgram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umber of Fibonacci values:"</text:span><text:span text:style-name="T5">);</text:span></text:p>
      <text:p text:style-name="P24"><text:span text:style-name="T5"><text:tab/><text:tab/></text:span><text:span text:style-name="T2">int</text:span><text:span text:style-name="T5"> </text:span><text:span text:style-name="T16">ivalue</text:span><text:span text:style-name="T5">=0;</text:span></text:p>
      <text:p text:style-name="P24"><text:span text:style-name="T5"><text:tab/><text:tab/></text:span><text:span text:style-name="T2">int</text:span><text:span text:style-name="T5"> </text:span><text:span text:style-name="T16">svalue</text:span><text:span text:style-name="T5">=1;</text:span></text:p>
      <text:p text:style-name="P24"><text:span text:style-name="T5"><text:tab/><text:tab/></text:span><text:span text:style-name="T2">int</text:span><text:span text:style-name="T5"> </text:span><text:span text:style-name="T16">tvalue</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System.</text:span><text:span text:style-name="T19">out</text:span><text:span text:style-name="T5">.print(</text:span><text:span text:style-name="T22">"Fibonacci values:"</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um</text:span><text:span text:style-name="T5">; </text:span><text:span text:style-name="T16">i</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16">ivalue</text:span><text:span text:style-name="T5">+</text:span><text:span text:style-name="T22">" "</text:span><text:span text:style-name="T5">);</text:span></text:p>
      <text:p text:style-name="P24"><text:span text:style-name="T5"><text:tab/><text:tab/><text:tab/></text:span><text:span text:style-name="T16">tvalue</text:span><text:span text:style-name="T5">=</text:span><text:span text:style-name="T16">ivalue</text:span><text:span text:style-name="T5">+</text:span><text:span text:style-name="T16">svalue</text:span><text:span text:style-name="T5">;</text:span></text:p>
      <text:p text:style-name="P24"><text:span text:style-name="T5"><text:tab/><text:tab/><text:tab/></text:span><text:span text:style-name="T16">ivalue</text:span><text:span text:style-name="T5">=</text:span><text:span text:style-name="T16">svalue</text:span><text:span text:style-name="T5">;</text:span></text:p>
      <text:p text:style-name="P24"><text:span text:style-name="T5"><text:tab/><text:tab/><text:tab/></text:span><text:span text:style-name="T16">svalue</text:span><text:span text:style-name="T5">=</text:span><text:span text:style-name="T16">tvalue</text:span><text:span text:style-name="T5">;</text:span></text:p>
      <text:p text:style-name="P24"><text:span text:style-name="T5"><text:tab/><text:tab/>}</text:span></text:p>
      <text:p text:style-name="P24"><text:span text:style-name="T5"><text:tab/>}</text:span></text:p>
      <text:p text:style-name="P28"><text:span text:style-name="T5">}</text:span></text:p>
      <text:p text:style-name="P2"><text:span text:style-name="T2">import</text:span><text:span text:style-name="T5"> java.util.Scanner;</text:span></text:p>
      <text:p text:style-name="P24"><text:span text:style-name="T2">public</text:span><text:span text:style-name="T5"> </text:span><text:span text:style-name="T2">class</text:span><text:span text:style-name="T5"> FactorialOfANumber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umber:"</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System.</text:span><text:span text:style-name="T19">out</text:span><text:span text:style-name="T5">.print(</text:span><text:span text:style-name="T22">"Factorials of a number"</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1; </text:span><text:span text:style-name="T16">i</text:span><text:span text:style-name="T5">&lt;=</text:span><text:span text:style-name="T16">num</text:span><text:span text:style-name="T5">; </text:span><text:span text:style-name="T16">i</text:span><text:span text:style-name="T5">++)</text:span></text:p>
      <text:p text:style-name="P24"><text:span text:style-name="T5"><text:tab/><text:tab/>{</text:span></text:p>
      <text:p text:style-name="P24"><text:span text:style-name="T5"><text:tab/><text:tab/><text:tab/></text:span><text:span text:style-name="T2">if</text:span><text:span text:style-name="T5">(</text:span><text:span text:style-name="T16">num</text:span><text:span text:style-name="T5">%</text:span><text:span text:style-name="T16">i</text:span><text:span text:style-name="T5">==0)</text:span></text:p>
      <text:p text:style-name="P24"><text:span text:style-name="T5"><text:tab/><text:tab/><text:tab/>{</text:span></text:p>
      <text:p text:style-name="P24"><text:span text:style-name="T5"><text:tab/><text:tab/><text:tab/><text:tab/>System.</text:span><text:span text:style-name="T19">out</text:span><text:span text:style-name="T5">.print(</text:span><text:span text:style-name="T16">i</text:span><text:span text:style-name="T5">+</text:span><text:span text:style-name="T22">" "</text:span><text:span text:style-name="T5">);</text:span></text:p>
      <text:p text:style-name="P24"><text:span text:style-name="T5"><text:tab/><text:tab/><text:tab/>}</text:span></text:p>
      <text:p text:style-name="P24"><text:span text:style-name="T5"><text:tab/><text:tab/>}</text:span></text:p>
      <text:p text:style-name="P24"><text:span text:style-name="T5"><text:tab/>}</text:span></text:p>
      <text:p text:style-name="P2"><text:span text:style-name="T5">}</text:span></text:p>
      <text:p text:style-name="P2"><text:span text:style-name="T5">11)List contains some Numbers?Print only even numbers from the list?</text:span></text:p>
      <text:p text:style-name="P8"><text:span text:style-name="T5">Answer:</text:span></text:p>
      <text:p text:style-name="P2"><text:span text:style-name="T2">import</text:span><text:span text:style-name="T5"> java.util.ArrayList;</text:span></text:p>
      <text:p text:style-name="P24"><text:span text:style-name="T2">import</text:span><text:span text:style-name="T5"> java.util.Scanner;</text:span></text:p>
      <text:p text:style-name="P24"><text:span text:style-name="T2">public</text:span><text:span text:style-name="T5"> </text:span><text:span text:style-name="T2">class</text:span><text:span text:style-name="T5"> ListContainsSomeNumbersPrintEvenNumbers</text:span></text:p>
      <text:p text:style-name="P24"><text:soft-page-break/><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 <text:s/>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 <text:s/>System.</text:span><text:span text:style-name="T19">out</text:span><text:span text:style-name="T5">.print(</text:span><text:span text:style-name="T22">"Enter the size of the Array:"</text:span><text:span text:style-name="T5">);</text:span></text:p>
      <text:p text:style-name="P24"><text:span text:style-name="T5"><text:tab/> <text:s text:c="5"/></text:span><text:span text:style-name="T2">int</text:span><text:span text:style-name="T5"> </text:span><text:span text:style-name="T16">size</text:span><text:span text:style-name="T5">=</text:span><text:span text:style-name="T16">sc</text:span><text:span text:style-name="T5">.nextInt();</text:span></text:p>
      <text:p text:style-name="P24"><text:span text:style-name="T5"><text:tab/> <text:s text:c="5"/></text:span><text:span text:style-name="T2">int</text:span><text:span text:style-name="T5"> []</text:span><text:span text:style-name="T16">Array</text:span><text:span text:style-name="T5"> = </text:span><text:span text:style-name="T2">new</text:span><text:span text:style-name="T5"> </text:span><text:span text:style-name="T2">int</text:span><text:span text:style-name="T5">[</text:span><text:span text:style-name="T16">size</text:span><text:span text:style-name="T5">];</text:span></text:p>
      <text:p text:style-name="P24"><text:span text:style-name="T5"><text:tab/> <text:s text:c="5"/>System.</text:span><text:span text:style-name="T19">out</text:span><text:span text:style-name="T5">.print(</text:span><text:span text:style-name="T22">"Arraylist elements:"</text:span><text:span text:style-name="T5">);</text:span></text:p>
      <text:p text:style-name="P24"><text:span text:style-name="T5"><text:tab/> <text:s text:c="5"/></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Array</text:span><text:span text:style-name="T5">.</text:span><text:span text:style-name="T20">length</text:span><text:span text:style-name="T5">; </text:span><text:span text:style-name="T16">i</text:span><text:span text:style-name="T5">++)</text:span></text:p>
      <text:p text:style-name="P24"><text:span text:style-name="T5"><text:tab/> <text:s text:c="5"/>{</text:span></text:p>
      <text:p text:style-name="P24"><text:span text:style-name="T5"><text:tab/> <text:s text:c="3"/><text:tab/> <text:s/></text:span><text:span text:style-name="T16">Array</text:span><text:span text:style-name="T5">[</text:span><text:span text:style-name="T16">i</text:span><text:span text:style-name="T5">]=</text:span><text:span text:style-name="T16">sc</text:span><text:span text:style-name="T5">.nextInt();</text:span></text:p>
      <text:p text:style-name="P24"><text:span text:style-name="T5"><text:tab/> <text:s text:c="5"/>}</text:span></text:p>
      <text:p text:style-name="P24"><text:span text:style-name="T5"><text:tab/> <text:s text:c="5"/>ArrayList&lt;Integer&gt; </text:span><text:span text:style-name="T16">num</text:span><text:span text:style-name="T5"> = </text:span><text:span text:style-name="T2">new</text:span><text:span text:style-name="T5"> ArrayList&lt;Integer&gt;();</text:span></text:p>
      <text:p text:style-name="P24"><text:span text:style-name="T5"><text:tab/> <text:s text:c="5"/>System.</text:span><text:span text:style-name="T19">out</text:span><text:span text:style-name="T5">.print(</text:span><text:span text:style-name="T22">"Even Numbers from ArrayList:"</text:span><text:span text:style-name="T5">);</text:span></text:p>
      <text:p text:style-name="P24"><text:span text:style-name="T5"><text:tab/> <text:s text:c="5"/></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Array</text:span><text:span text:style-name="T5">.</text:span><text:span text:style-name="T20">length</text:span><text:span text:style-name="T5">; </text:span><text:span text:style-name="T16">i</text:span><text:span text:style-name="T5">++)</text:span></text:p>
      <text:p text:style-name="P24"><text:span text:style-name="T5"><text:tab/> <text:s text:c="5"/>{</text:span></text:p>
      <text:p text:style-name="P24"><text:span text:style-name="T5"><text:tab/> <text:s text:c="3"/><text:tab/> <text:s/></text:span><text:span text:style-name="T2">if</text:span><text:span text:style-name="T5">(</text:span><text:span text:style-name="T16">Array</text:span><text:span text:style-name="T5">[</text:span><text:span text:style-name="T16">i</text:span><text:span text:style-name="T5">]%2==0)</text:span></text:p>
      <text:p text:style-name="P24"><text:span text:style-name="T5"><text:tab/> <text:s text:c="3"/><text:tab/> <text:s/>{</text:span></text:p>
      <text:p text:style-name="P24"><text:span text:style-name="T5"><text:tab/> <text:s text:c="3"/><text:tab/><text:tab/> <text:s/></text:span><text:span text:style-name="T16">num</text:span><text:span text:style-name="T5">.add(</text:span><text:span text:style-name="T16">Array</text:span><text:span text:style-name="T5">[</text:span><text:span text:style-name="T16">i</text:span><text:span text:style-name="T5">]);</text:span></text:p>
      <text:p text:style-name="P24"><text:span text:style-name="T5"><text:tab/> <text:s text:c="3"/><text:tab/> <text:s/>} </text:span></text:p>
      <text:p text:style-name="P24"><text:span text:style-name="T5"><text:tab/> <text:s text:c="5"/>}</text:span></text:p>
      <text:p text:style-name="P24"><text:span text:style-name="T5"><text:tab/> <text:s text:c="5"/>System.</text:span><text:span text:style-name="T19">out</text:span><text:span text:style-name="T5">.print(</text:span><text:span text:style-name="T16">num</text:span><text:span text:style-name="T5">);</text:span></text:p>
      <text:p text:style-name="P24"><text:span text:style-name="T5"><text:tab/>}</text:span></text:p>
      <text:p text:style-name="P2"><text:span text:style-name="T5">}</text:span></text:p>
      <text:p text:style-name="P2"><text:span text:style-name="T5">12)Sorting an array in Java? </text:span></text:p>
      <text:p text:style-name="P2"><text:span text:style-name="T5">input:1, 2, 3, -1, -2, 4 </text:span></text:p>
      <text:p text:style-name="P2"><text:span text:style-name="T5">output:-2,-1,1,2,3,4 do without using special methods and with special methods?Find second largest number in the array?Check particular elements present in array or not?</text:span></text:p>
      <text:p text:style-name="P2"><text:span text:style-name="T8"/></text:p>
      <text:p text:style-name="P5"><text:span text:style-name="T5">Answer:</text:span></text:p>
      <text:p text:style-name="P5"><text:span text:style-name="T5">Soring of an array by using special methods.</text:span></text:p>
      <text:p text:style-name="P2"><text:span text:style-name="T2">public</text:span><text:span text:style-name="T5"> </text:span><text:span text:style-name="T2">class</text:span><text:span text:style-name="T5"> SortingonAnArray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size of the array:"</text:span><text:span text:style-name="T5">);</text:span></text:p>
      <text:p text:style-name="P24"><text:span text:style-name="T5"><text:tab/><text:tab/></text:span><text:span text:style-name="T2">int</text:span><text:span text:style-name="T5"> </text:span><text:span text:style-name="T16">size</text:span><text:span text:style-name="T5"> = </text:span><text:span text:style-name="T16">sc</text:span><text:span text:style-name="T5">.nextInt();</text:span></text:p>
      <text:p text:style-name="P24"><text:span text:style-name="T5"><text:tab/><text:tab/></text:span><text:span text:style-name="T2">int</text:span><text:span text:style-name="T5"> []</text:span><text:span text:style-name="T16">Num</text:span><text:span text:style-name="T5">=</text:span><text:span text:style-name="T2">new</text:span><text:span text:style-name="T5"> </text:span><text:span text:style-name="T2">int</text:span><text:span text:style-name="T5">[</text:span><text:span text:style-name="T16">size</text:span><text:span text:style-name="T5">];</text:span></text:p>
      <text:p text:style-name="P24"><text:span text:style-name="T5"><text:tab/><text:tab/>System.</text:span><text:span text:style-name="T19">out</text:span><text:span text:style-name="T5">.print(</text:span><text:span text:style-name="T22">"Array Elements:"</text:span><text:span text:style-name="T5">);</text:span></text:p>
      <text:p text:style-name="P24"><text:span text:style-name="T5"><text:tab/><text:tab/></text:span><text:span text:style-name="T2">int</text:span><text:span text:style-name="T5"> </text:span><text:span text:style-name="T16">i</text:span><text:span text:style-name="T5">;</text:span></text:p>
      <text:p text:style-name="P24"><text:span text:style-name="T5"><text:tab/><text:tab/></text:span><text:span text:style-name="T2">for</text:span><text:span text:style-name="T5">( </text:span><text:span text:style-name="T16">i</text:span><text:span text:style-name="T5">=0; </text:span><text:span text:style-name="T16">i</text:span><text:span text:style-name="T5">&lt;</text:span><text:span text:style-name="T16">Num</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text:tab/></text:span><text:span text:style-name="T16">Num</text:span><text:span text:style-name="T5">[</text:span><text:span text:style-name="T16">i</text:span><text:span text:style-name="T5">]=</text:span><text:span text:style-name="T16">sc</text:span><text:span text:style-name="T5">.nextInt();</text:span></text:p>
      <text:p text:style-name="P24"><text:span text:style-name="T5"><text:tab/><text:tab/>}</text:span></text:p>
      <text:p text:style-name="P24"><text:span text:style-name="T5"><text:tab/><text:tab/>System.</text:span><text:span text:style-name="T19">out</text:span><text:span text:style-name="T5">.print(</text:span><text:span text:style-name="T22">"Sorting of Array Elements:"</text:span><text:span text:style-name="T5">);</text:span></text:p>
      <text:p text:style-name="P24"><text:span text:style-name="T5"><text:tab/><text:tab/></text:span><text:span text:style-name="T2">for</text:span><text:span text:style-name="T5">( </text:span><text:span text:style-name="T16">i</text:span><text:span text:style-name="T5">=0; </text:span><text:span text:style-name="T16">i</text:span><text:span text:style-name="T5">&lt;</text:span><text:span text:style-name="T16">Num</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text:tab/>Arrays.</text:span><text:span text:style-name="T7">sort</text:span><text:span text:style-name="T5">(</text:span><text:span text:style-name="T16">Num</text:span><text:span text:style-name="T5">);</text:span></text:p>
      <text:p text:style-name="P24"><text:span text:style-name="T5"><text:tab/><text:tab/><text:tab/>System.</text:span><text:span text:style-name="T19">out</text:span><text:span text:style-name="T5">.print(</text:span><text:span text:style-name="T16">Num</text:span><text:span text:style-name="T5">[</text:span><text:span text:style-name="T16">i</text:span><text:span text:style-name="T5">]+</text:span><text:span text:style-name="T22">" "</text:span><text:span text:style-name="T5">);</text:span></text:p>
      <text:p text:style-name="P2"><text:span text:style-name="T5"><text:tab/><text:tab/>}</text:span></text:p>
      <text:p text:style-name="P5"><text:span text:style-name="T5"><text:s text:c="6"/>}</text:span></text:p>
      <text:p text:style-name="P5"><text:span text:style-name="T5">}</text:span></text:p>
      <text:p text:style-name="P3"><text:span text:style-name="T5">second largest number in the array:</text:span></text:p>
      <text:p text:style-name="P3"><text:span text:style-name="T2">public</text:span><text:span text:style-name="T5"> </text:span><text:span text:style-name="T2">class</text:span><text:span text:style-name="T5"> SortingonAnArray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oft-page-break/><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size of the array:"</text:span><text:span text:style-name="T5">);</text:span></text:p>
      <text:p text:style-name="P24"><text:span text:style-name="T5"><text:tab/><text:tab/></text:span><text:span text:style-name="T2">int</text:span><text:span text:style-name="T5"> </text:span><text:span text:style-name="T16">size</text:span><text:span text:style-name="T5"> = </text:span><text:span text:style-name="T16">sc</text:span><text:span text:style-name="T5">.nextInt();</text:span></text:p>
      <text:p text:style-name="P24"><text:span text:style-name="T5"><text:tab/><text:tab/></text:span><text:span text:style-name="T2">int</text:span><text:span text:style-name="T5"> []</text:span><text:span text:style-name="T16">Num</text:span><text:span text:style-name="T5">=</text:span><text:span text:style-name="T2">new</text:span><text:span text:style-name="T5"> </text:span><text:span text:style-name="T2">int</text:span><text:span text:style-name="T5">[</text:span><text:span text:style-name="T16">size</text:span><text:span text:style-name="T5">];</text:span></text:p>
      <text:p text:style-name="P24"><text:span text:style-name="T5"><text:tab/><text:tab/>System.</text:span><text:span text:style-name="T19">out</text:span><text:span text:style-name="T5">.print(</text:span><text:span text:style-name="T22">"Array Elements:"</text:span><text:span text:style-name="T5">);</text:span></text:p>
      <text:p text:style-name="P24"><text:span text:style-name="T5"><text:tab/><text:tab/></text:span><text:span text:style-name="T2">int</text:span><text:span text:style-name="T5"> </text:span><text:span text:style-name="T16">i</text:span><text:span text:style-name="T5">;</text:span></text:p>
      <text:p text:style-name="P24"><text:span text:style-name="T5"><text:tab/><text:tab/></text:span><text:span text:style-name="T2">for</text:span><text:span text:style-name="T5">( </text:span><text:span text:style-name="T16">i</text:span><text:span text:style-name="T5">=0; </text:span><text:span text:style-name="T16">i</text:span><text:span text:style-name="T5">&lt;</text:span><text:span text:style-name="T16">Num</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text:tab/></text:span><text:span text:style-name="T16">Num</text:span><text:span text:style-name="T5">[</text:span><text:span text:style-name="T16">i</text:span><text:span text:style-name="T5">]=</text:span><text:span text:style-name="T16">sc</text:span><text:span text:style-name="T5">.nextInt();</text:span></text:p>
      <text:p text:style-name="P3"><text:span text:style-name="T5"><text:tab/><text:tab/>}</text:span></text:p>
      <text:p text:style-name="P21"><text:span text:style-name="T28"><text:s text:c="12"/></text:span><text:span text:style-name="T9">System.</text:span><text:span text:style-name="T21">out</text:span><text:span text:style-name="T9">.print(</text:span><text:span text:style-name="T23">"\nSecond largest number in an array:"</text:span><text:span text:style-name="T9">);</text:span></text:p>
      <text:p text:style-name="P24"><text:span text:style-name="T5"><text:tab/><text:tab/></text:span><text:span text:style-name="T2">for</text:span><text:span text:style-name="T5">(</text:span><text:span text:style-name="T2">int</text:span><text:span text:style-name="T5"> </text:span><text:span text:style-name="T16">i1</text:span><text:span text:style-name="T5">=0; </text:span><text:span text:style-name="T16">i1</text:span><text:span text:style-name="T5">&lt;</text:span><text:span text:style-name="T16">Num</text:span><text:span text:style-name="T5">.</text:span><text:span text:style-name="T20">length</text:span><text:span text:style-name="T5">; </text:span><text:span text:style-name="T16">i1</text:span><text:span text:style-name="T5">++)</text:span></text:p>
      <text:p text:style-name="P24"><text:span text:style-name="T5"><text:tab/><text:tab/>{</text:span></text:p>
      <text:p text:style-name="P24"><text:span text:style-name="T5"><text:tab/><text:tab/><text:tab/></text:span><text:span text:style-name="T2">if</text:span><text:span text:style-name="T5">( </text:span><text:span text:style-name="T16">i1</text:span><text:span text:style-name="T5">==</text:span><text:span text:style-name="T16">Num</text:span><text:span text:style-name="T5">.</text:span><text:span text:style-name="T20">length</text:span><text:span text:style-name="T5">-2)</text:span></text:p>
      <text:p text:style-name="P24"><text:span text:style-name="T5"><text:tab/><text:tab/><text:tab/>System.</text:span><text:span text:style-name="T19">out</text:span><text:span text:style-name="T5">.print(</text:span><text:span text:style-name="T16">Num</text:span><text:span text:style-name="T5">[</text:span><text:span text:style-name="T16">Num</text:span><text:span text:style-name="T5">.</text:span><text:span text:style-name="T20">length</text:span><text:span text:style-name="T5">-2]+</text:span><text:span text:style-name="T22">" "</text:span><text:span text:style-name="T5">);</text:span></text:p>
      <text:p text:style-name="P3"><text:span text:style-name="T5"><text:tab/><text:tab/>}</text:span></text:p>
      <text:p text:style-name="P3"><text:span text:style-name="T5"><text:s text:c="6"/></text:span><text:span text:style-name="T8">}</text:span></text:p>
      <text:p text:style-name="P5"><text:span text:style-name="T5">}</text:span></text:p>
      <text:p text:style-name="P4"><text:span text:style-name="T10">c</text:span><text:span text:style-name="T5">heck particular elements present in array or not:</text:span></text:p>
      <text:p text:style-name="P4"><text:span text:style-name="T2">public</text:span><text:span text:style-name="T5"> </text:span><text:span text:style-name="T2">class</text:span><text:span text:style-name="T5"> SortingonAnArray </text:span></text:p>
      <text:p text:style-name="P25"><text:span text:style-name="T5">{</text:span></text:p>
      <text:p text:style-name="P25"><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5"><text:span text:style-name="T5"><text:tab/>{</text:span></text:p>
      <text:p text:style-name="P25"><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5"><text:span text:style-name="T5"><text:tab/><text:tab/>System.</text:span><text:span text:style-name="T19">out</text:span><text:span text:style-name="T5">.print(</text:span><text:span text:style-name="T22">"Enter the size of the array:"</text:span><text:span text:style-name="T5">);</text:span></text:p>
      <text:p text:style-name="P25"><text:span text:style-name="T5"><text:tab/><text:tab/></text:span><text:span text:style-name="T2">int</text:span><text:span text:style-name="T5"> </text:span><text:span text:style-name="T16">size</text:span><text:span text:style-name="T5"> = </text:span><text:span text:style-name="T16">sc</text:span><text:span text:style-name="T5">.nextInt();</text:span></text:p>
      <text:p text:style-name="P25"><text:span text:style-name="T5"><text:tab/><text:tab/></text:span><text:span text:style-name="T2">int</text:span><text:span text:style-name="T5"> []</text:span><text:span text:style-name="T16">Num</text:span><text:span text:style-name="T5">=</text:span><text:span text:style-name="T2">new</text:span><text:span text:style-name="T5"> </text:span><text:span text:style-name="T2">int</text:span><text:span text:style-name="T5">[</text:span><text:span text:style-name="T16">size</text:span><text:span text:style-name="T5">];</text:span></text:p>
      <text:p text:style-name="P25"><text:span text:style-name="T5"><text:tab/><text:tab/>System.</text:span><text:span text:style-name="T19">out</text:span><text:span text:style-name="T5">.print(</text:span><text:span text:style-name="T22">"Array Elements:"</text:span><text:span text:style-name="T5">);</text:span></text:p>
      <text:p text:style-name="P25"><text:span text:style-name="T5"><text:tab/><text:tab/></text:span><text:span text:style-name="T2">int</text:span><text:span text:style-name="T5"> </text:span><text:span text:style-name="T16">i</text:span><text:span text:style-name="T5">;</text:span></text:p>
      <text:p text:style-name="P25"><text:span text:style-name="T5"><text:tab/><text:tab/></text:span><text:span text:style-name="T2">for</text:span><text:span text:style-name="T5">( </text:span><text:span text:style-name="T16">i</text:span><text:span text:style-name="T5">=0; </text:span><text:span text:style-name="T16">i</text:span><text:span text:style-name="T5">&lt;</text:span><text:span text:style-name="T16">Num</text:span><text:span text:style-name="T5">.</text:span><text:span text:style-name="T20">length</text:span><text:span text:style-name="T5">; </text:span><text:span text:style-name="T16">i</text:span><text:span text:style-name="T5">++)</text:span></text:p>
      <text:p text:style-name="P25"><text:span text:style-name="T5"><text:tab/><text:tab/>{</text:span></text:p>
      <text:p text:style-name="P25"><text:span text:style-name="T5"><text:tab/><text:tab/><text:tab/></text:span><text:span text:style-name="T16">Num</text:span><text:span text:style-name="T5">[</text:span><text:span text:style-name="T16">i</text:span><text:span text:style-name="T5">]=</text:span><text:span text:style-name="T16">sc</text:span><text:span text:style-name="T5">.nextInt();</text:span></text:p>
      <text:p text:style-name="P4"><text:span text:style-name="T5"><text:tab/><text:tab/>}</text:span></text:p>
      <text:p text:style-name="P22"><text:span text:style-name="T28"><text:s text:c="12"/></text:span><text:span text:style-name="T4">int</text:span><text:span text:style-name="T9"> </text:span><text:span text:style-name="T18">target</text:span><text:span text:style-name="T9">=234;</text:span></text:p>
      <text:p text:style-name="P24"><text:span text:style-name="T5"><text:tab/><text:tab/></text:span><text:span text:style-name="T3">for</text:span><text:span text:style-name="T5">(</text:span><text:span text:style-name="T2">int</text:span><text:span text:style-name="T5"> </text:span><text:span text:style-name="T16">j</text:span><text:span text:style-name="T5">=0; </text:span><text:span text:style-name="T16">j</text:span><text:span text:style-name="T5">&lt;</text:span><text:span text:style-name="T16">Num</text:span><text:span text:style-name="T5">.</text:span><text:span text:style-name="T20">length</text:span><text:span text:style-name="T5">; </text:span><text:span text:style-name="T17">j</text:span><text:span text:style-name="T11">++</text:span><text:span text:style-name="T5">)</text:span></text:p>
      <text:p text:style-name="P24"><text:span text:style-name="T5"><text:tab/><text:tab/>{</text:span></text:p>
      <text:p text:style-name="P24"><text:span text:style-name="T5"><text:tab/><text:tab/><text:tab/></text:span><text:span text:style-name="T2">if</text:span><text:span text:style-name="T5">( </text:span><text:span text:style-name="T16">target</text:span><text:span text:style-name="T5">==</text:span><text:span text:style-name="T16">Num</text:span><text:span text:style-name="T5">[</text:span><text:span text:style-name="T16">j</text:span><text:span text:style-name="T5">])</text:span></text:p>
      <text:p text:style-name="P24"><text:span text:style-name="T5"><text:tab/><text:tab/><text:tab/>{</text:span></text:p>
      <text:p text:style-name="P24"><text:span text:style-name="T5"><text:tab/><text:tab/><text:tab/>System.</text:span><text:span text:style-name="T19">out</text:span><text:span text:style-name="T5">.print(</text:span><text:span text:style-name="T22">"The Element is present in the Array"</text:span><text:span text:style-name="T5">);</text:span></text:p>
      <text:p text:style-name="P24"><text:span text:style-name="T5"><text:tab/><text:tab/><text:tab/></text:span><text:span text:style-name="T2">break</text:span><text:span text:style-name="T5">;</text:span></text:p>
      <text:p text:style-name="P24"><text:span text:style-name="T5"><text:tab/> <text:s text:c="4"/><text:tab/> <text:s text:c="5"/>}</text:span></text:p>
      <text:p text:style-name="P24"><text:span text:style-name="T5"><text:tab/><text:tab/><text:tab/></text:span><text:span text:style-name="T2">else</text:span></text:p>
      <text:p text:style-name="P24"><text:span text:style-name="T5"><text:tab/><text:tab/><text:tab/>{</text:span></text:p>
      <text:p text:style-name="P24"><text:span text:style-name="T5"><text:tab/><text:tab/><text:tab/>System.</text:span><text:span text:style-name="T19">out</text:span><text:span text:style-name="T5">.print(</text:span><text:span text:style-name="T22">"The element is not present in theArray"</text:span><text:span text:style-name="T5">);</text:span></text:p>
      <text:p text:style-name="P24"><text:span text:style-name="T5"><text:tab/><text:tab/><text:tab/></text:span><text:span text:style-name="T2">break</text:span><text:span text:style-name="T5">;</text:span></text:p>
      <text:p text:style-name="P24"><text:span text:style-name="T5"><text:tab/><text:tab/><text:tab/>}</text:span></text:p>
      <text:p text:style-name="P4"><text:span text:style-name="T5"><text:tab/><text:tab/></text:span><text:span text:style-name="T12">}</text:span></text:p>
      <text:p text:style-name="P6"><text:span text:style-name="T12"><text:s text:c="6"/>}</text:span></text:p>
      <text:p text:style-name="P6"><text:span text:style-name="T12">}</text:span></text:p>
      <text:p text:style-name="P6"><text:span text:style-name="T5">13)Check if two arrays contains same elements or not?</text:span></text:p>
      <text:p text:style-name="P8"><text:span text:style-name="T5">Answer:</text:span></text:p>
      <text:p text:style-name="P6"><text:span text:style-name="T2">public</text:span><text:span text:style-name="T5"> </text:span><text:span text:style-name="T2">class</text:span><text:span text:style-name="T5"> TwoArraysContainsSameElement</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text:span><text:span text:style-name="T2">int</text:span><text:span text:style-name="T5">[]</text:span><text:span text:style-name="T16">list1</text:span><text:span text:style-name="T5"> = {1,2,3,4,5};</text:span></text:p>
      <text:p text:style-name="P24"><text:span text:style-name="T5"><text:tab/><text:tab/></text:span><text:span text:style-name="T2">int</text:span><text:span text:style-name="T5">[] </text:span><text:span text:style-name="T16">list2</text:span><text:span text:style-name="T5"> = {1,2,3,4,5,6};</text:span></text:p>
      <text:p text:style-name="P24"><text:span text:style-name="T5"><text:tab/><text:tab/></text:span><text:span text:style-name="T2">int</text:span><text:span text:style-name="T5"> </text:span><text:span text:style-name="T16">count</text:span><text:span text:style-name="T5">=0;</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list1</text:span><text:span text:style-name="T5">.</text:span><text:span text:style-name="T20">length</text:span><text:span text:style-name="T5">; </text:span><text:span text:style-name="T16">i</text:span><text:span text:style-name="T5">++)</text:span></text:p>
      <text:p text:style-name="P24"><text:soft-page-break/><text:span text:style-name="T5"><text:tab/><text:tab/>{</text:span></text:p>
      <text:p text:style-name="P24"><text:span text:style-name="T5"><text:tab/><text:tab/><text:tab/></text:span><text:span text:style-name="T2">for</text:span><text:span text:style-name="T5">(</text:span><text:span text:style-name="T2">int</text:span><text:span text:style-name="T5"> </text:span><text:span text:style-name="T16">j</text:span><text:span text:style-name="T5">=0; </text:span><text:span text:style-name="T16">j</text:span><text:span text:style-name="T5">&lt;</text:span><text:span text:style-name="T16">list2</text:span><text:span text:style-name="T5">.</text:span><text:span text:style-name="T20">length</text:span><text:span text:style-name="T5">; </text:span><text:span text:style-name="T16">j</text:span><text:span text:style-name="T5">++)</text:span></text:p>
      <text:p text:style-name="P24"><text:span text:style-name="T5"><text:tab/><text:tab/><text:tab/>{</text:span></text:p>
      <text:p text:style-name="P24"><text:span text:style-name="T5"><text:tab/><text:tab/><text:tab/><text:tab/></text:span><text:span text:style-name="T2">if</text:span><text:span text:style-name="T5">(</text:span><text:span text:style-name="T16">list1</text:span><text:span text:style-name="T5">[</text:span><text:span text:style-name="T16">i</text:span><text:span text:style-name="T5">]==</text:span><text:span text:style-name="T16">list2</text:span><text:span text:style-name="T5">[</text:span><text:span text:style-name="T16">j</text:span><text:span text:style-name="T5">])</text:span></text:p>
      <text:p text:style-name="P24"><text:span text:style-name="T5"><text:tab/><text:tab/><text:tab/><text:tab/>{</text:span></text:p>
      <text:p text:style-name="P24"><text:span text:style-name="T5"><text:tab/><text:tab/><text:tab/><text:tab/><text:tab/></text:span><text:span text:style-name="T16">count</text:span><text:span text:style-name="T5">++;</text:span></text:p>
      <text:p text:style-name="P24"><text:span text:style-name="T5"><text:tab/><text:tab/><text:tab/><text:tab/>}</text:span></text:p>
      <text:p text:style-name="P24"><text:span text:style-name="T5"><text:tab/><text:tab/><text:tab/>}</text:span></text:p>
      <text:p text:style-name="P24"><text:span text:style-name="T5"><text:tab/><text:tab/>}</text:span></text:p>
      <text:p text:style-name="P24"><text:span text:style-name="T5"><text:tab/><text:tab/></text:span><text:span text:style-name="T2">if</text:span><text:span text:style-name="T5">(</text:span><text:span text:style-name="T16">count</text:span><text:span text:style-name="T5">==</text:span><text:span text:style-name="T16">list1</text:span><text:span text:style-name="T5">.</text:span><text:span text:style-name="T20">length</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22">"The arrays contains common numbers"</text:span><text:span text:style-name="T5">);</text:span></text:p>
      <text:p text:style-name="P24"><text:span text:style-name="T5"><text:tab/><text:tab/>}</text:span></text:p>
      <text:p text:style-name="P24"><text:span text:style-name="T5"><text:tab/><text:tab/></text:span><text:span text:style-name="T2">else</text:span></text:p>
      <text:p text:style-name="P24"><text:span text:style-name="T5"><text:tab/><text:tab/>{</text:span></text:p>
      <text:p text:style-name="P24"><text:span text:style-name="T5"><text:tab/><text:tab/><text:tab/>System.</text:span><text:span text:style-name="T19">out</text:span><text:span text:style-name="T5">.print(</text:span><text:span text:style-name="T22">"The arrays contains different numbers"</text:span><text:span text:style-name="T5">);</text:span></text:p>
      <text:p text:style-name="P24"><text:span text:style-name="T5"><text:tab/><text:tab/>}</text:span></text:p>
      <text:p text:style-name="P24"><text:span text:style-name="T5"><text:tab/>}</text:span></text:p>
      <text:p text:style-name="P6"><text:span text:style-name="T5">}</text:span></text:p>
      <text:p text:style-name="P6"><text:span text:style-name="T5">14)Check given Number is perfect or not </text:span></text:p>
      <text:p text:style-name="P6"><text:span text:style-name="T5">Input: 6(6 is divisable by 1,2,3)1+2+3 </text:span></text:p>
      <text:p text:style-name="P6"><text:span text:style-name="T5">Output:true</text:span></text:p>
      <text:p text:style-name="P20"><text:span text:style-name="T25">import</text:span><text:span text:style-name="T27"> java.util.Scanner;</text:span></text:p>
      <text:p text:style-name="P24"><text:span text:style-name="T2">public</text:span><text:span text:style-name="T5"> </text:span><text:span text:style-name="T2">class</text:span><text:span text:style-name="T5"> NumerIsPerfect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umber:"</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text:span><text:span text:style-name="T2">int</text:span><text:span text:style-name="T5"> </text:span><text:span text:style-name="T16">sum</text:span><text:span text:style-name="T5">=0;</text:span></text:p>
      <text:p text:style-name="P24"><text:span text:style-name="T5"><text:tab/><text:tab/></text:span><text:span text:style-name="T2">for</text:span><text:span text:style-name="T5">(</text:span><text:span text:style-name="T2">int</text:span><text:span text:style-name="T5"> </text:span><text:span text:style-name="T16">i</text:span><text:span text:style-name="T5">=1; </text:span><text:span text:style-name="T16">i</text:span><text:span text:style-name="T5">&lt;</text:span><text:span text:style-name="T16">num</text:span><text:span text:style-name="T5">; </text:span><text:span text:style-name="T16">i</text:span><text:span text:style-name="T5">++)</text:span></text:p>
      <text:p text:style-name="P24"><text:span text:style-name="T5"><text:tab/><text:tab/>{</text:span></text:p>
      <text:p text:style-name="P24"><text:span text:style-name="T5"><text:tab/><text:tab/><text:tab/></text:span><text:span text:style-name="T2">if</text:span><text:span text:style-name="T5">(</text:span><text:span text:style-name="T16">num</text:span><text:span text:style-name="T5">%</text:span><text:span text:style-name="T16">i</text:span><text:span text:style-name="T5">==0)</text:span></text:p>
      <text:p text:style-name="P24"><text:span text:style-name="T5"><text:tab/><text:tab/><text:tab/>{</text:span></text:p>
      <text:p text:style-name="P24"><text:span text:style-name="T5"><text:tab/><text:tab/><text:tab/><text:tab/></text:span><text:span text:style-name="T16">sum</text:span><text:span text:style-name="T5">=</text:span><text:span text:style-name="T16">sum</text:span><text:span text:style-name="T5">+</text:span><text:span text:style-name="T16">i</text:span><text:span text:style-name="T5">;</text:span></text:p>
      <text:p text:style-name="P24"><text:span text:style-name="T5"><text:tab/><text:tab/><text:tab/><text:tab/></text:span><text:span text:style-name="T29">//System.out.print(i+" ");</text:span></text:p>
      <text:p text:style-name="P24"><text:span text:style-name="T5"><text:tab/><text:tab/><text:tab/>}</text:span></text:p>
      <text:p text:style-name="P24"><text:span text:style-name="T5"><text:tab/><text:tab/>}</text:span></text:p>
      <text:p text:style-name="P24"><text:span text:style-name="T5"><text:tab/><text:tab/></text:span><text:span text:style-name="T29">//System.out.print(sum);</text:span></text:p>
      <text:p text:style-name="P24"><text:span text:style-name="T5"><text:tab/><text:tab/></text:span><text:span text:style-name="T2">if</text:span><text:span text:style-name="T5">(</text:span><text:span text:style-name="T16">sum</text:span><text:span text:style-name="T5">==</text:span><text:span text:style-name="T16">num</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22">"perfect number"</text:span><text:span text:style-name="T5">);</text:span></text:p>
      <text:p text:style-name="P24"><text:span text:style-name="T5"><text:tab/><text:tab/>}</text:span></text:p>
      <text:p text:style-name="P24"><text:span text:style-name="T5"><text:tab/><text:tab/></text:span><text:span text:style-name="T2">else</text:span></text:p>
      <text:p text:style-name="P24"><text:span text:style-name="T5"><text:tab/><text:tab/>{</text:span></text:p>
      <text:p text:style-name="P24"><text:span text:style-name="T5"><text:tab/><text:tab/><text:tab/>System.</text:span><text:span text:style-name="T19">out</text:span><text:span text:style-name="T5">.print(</text:span><text:span text:style-name="T22">"its not a perfect number"</text:span><text:span text:style-name="T5">);</text:span></text:p>
      <text:p text:style-name="P24"><text:span text:style-name="T5"><text:tab/><text:tab/>}</text:span></text:p>
      <text:p text:style-name="P24"><text:span text:style-name="T5"><text:tab/>}</text:span></text:p>
      <text:p text:style-name="P6"><text:span text:style-name="T5">}</text:span></text:p>
      <text:p text:style-name="P6"><text:span text:style-name="T5"/></text:p>
      <text:p text:style-name="P6"><text:span text:style-name="T5"/></text:p>
      <text:p text:style-name="P6">15)Amstrong Number program </text:p>
      <text:p text:style-name="P6">input:153(1<text:span text:style-name="T14">1</text:span>1+5<text:span text:style-name="T14">5</text:span>5+3<text:span text:style-name="T14">3</text:span>3=153) </text:p>
      <text:p text:style-name="P6">output:true</text:p>
      <text:p text:style-name="P8">Answer:</text:p>
      <text:p text:style-name="P6"><text:span text:style-name="T2">import</text:span><text:span text:style-name="T5"> java.util.Scanner;</text:span></text:p>
      <text:p text:style-name="P24"><text:span text:style-name="T2">public</text:span><text:span text:style-name="T5"> </text:span><text:span text:style-name="T2">class</text:span><text:span text:style-name="T5"> ArmStrongNumber</text:span></text:p>
      <text:p text:style-name="P24"><text:span text:style-name="T5">{</text:span></text:p>
      <text:p text:style-name="P24"><text:soft-page-break/><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umber:"</text:span><text:span text:style-name="T5">);</text:span></text:p>
      <text:p text:style-name="P24"><text:span text:style-name="T5"><text:tab/><text:tab/></text:span><text:span text:style-name="T2">int</text:span><text:span text:style-name="T5"> </text:span><text:span text:style-name="T16">num</text:span><text:span text:style-name="T5">=</text:span><text:span text:style-name="T16">sc</text:span><text:span text:style-name="T5">.nextInt();</text:span></text:p>
      <text:p text:style-name="P24"><text:span text:style-name="T5"><text:tab/><text:tab/></text:span><text:span text:style-name="T2">int</text:span><text:span text:style-name="T5"> </text:span><text:span text:style-name="T16">temp</text:span><text:span text:style-name="T5">=</text:span><text:span text:style-name="T16">num</text:span><text:span text:style-name="T5">;</text:span></text:p>
      <text:p text:style-name="P24"><text:span text:style-name="T5"><text:tab/><text:tab/></text:span><text:span text:style-name="T2">int</text:span><text:span text:style-name="T5"> </text:span><text:span text:style-name="T16">renum</text:span><text:span text:style-name="T5">=0;</text:span></text:p>
      <text:p text:style-name="P24"><text:span text:style-name="T5"><text:tab/><text:tab/></text:span><text:span text:style-name="T2">int</text:span><text:span text:style-name="T5"> </text:span><text:span text:style-name="T16">sum</text:span><text:span text:style-name="T5">=0;</text:span></text:p>
      <text:p text:style-name="P24"><text:span text:style-name="T5"><text:tab/><text:tab/></text:span><text:span text:style-name="T2">int</text:span><text:span text:style-name="T5"> </text:span><text:span text:style-name="T16">count</text:span><text:span text:style-name="T5">=0;</text:span></text:p>
      <text:p text:style-name="P24"><text:span text:style-name="T5"><text:tab/><text:tab/></text:span><text:span text:style-name="T2">while</text:span><text:span text:style-name="T5">(</text:span><text:span text:style-name="T16">num</text:span><text:span text:style-name="T5">&gt;0)</text:span></text:p>
      <text:p text:style-name="P24"><text:span text:style-name="T5"><text:tab/><text:tab/>{</text:span></text:p>
      <text:p text:style-name="P24"><text:span text:style-name="T5"><text:tab/><text:tab/><text:tab/></text:span><text:span text:style-name="T16">num</text:span><text:span text:style-name="T5">=</text:span><text:span text:style-name="T16">num</text:span><text:span text:style-name="T5">/10;</text:span></text:p>
      <text:p text:style-name="P24"><text:span text:style-name="T5"><text:tab/><text:tab/><text:tab/></text:span><text:span text:style-name="T16">count</text:span><text:span text:style-name="T5">++;</text:span></text:p>
      <text:p text:style-name="P24"><text:span text:style-name="T5"><text:tab/><text:tab/>}</text:span></text:p>
      <text:p text:style-name="P24"><text:span text:style-name="T5"><text:tab/><text:tab/></text:span><text:span text:style-name="T29">//System.out.print(count);</text:span></text:p>
      <text:p text:style-name="P24"><text:span text:style-name="T5"><text:tab/><text:tab/></text:span><text:span text:style-name="T16">num</text:span><text:span text:style-name="T5">=</text:span><text:span text:style-name="T16">temp</text:span><text:span text:style-name="T5">;</text:span></text:p>
      <text:p text:style-name="P24"><text:span text:style-name="T5"><text:tab/><text:tab/></text:span><text:span text:style-name="T2">while</text:span><text:span text:style-name="T5">(</text:span><text:span text:style-name="T16">num</text:span><text:span text:style-name="T5">&gt;0)</text:span></text:p>
      <text:p text:style-name="P24"><text:span text:style-name="T5"><text:tab/><text:tab/>{</text:span></text:p>
      <text:p text:style-name="P24"><text:span text:style-name="T5"><text:tab/><text:tab/><text:tab/></text:span><text:span text:style-name="T16">renum</text:span><text:span text:style-name="T5">=</text:span><text:span text:style-name="T16">num</text:span><text:span text:style-name="T5">%10;</text:span></text:p>
      <text:p text:style-name="P24"><text:span text:style-name="T5"><text:tab/><text:tab/><text:tab/></text:span><text:span text:style-name="T16">num</text:span><text:span text:style-name="T5">=</text:span><text:span text:style-name="T16">num</text:span><text:span text:style-name="T5">/10;</text:span></text:p>
      <text:p text:style-name="P24"><text:span text:style-name="T5"><text:tab/><text:tab/><text:tab/></text:span><text:span text:style-name="T16">sum</text:span><text:span text:style-name="T5">=</text:span><text:span text:style-name="T16">sum</text:span><text:span text:style-name="T5">+(</text:span><text:span text:style-name="T2">int</text:span><text:span text:style-name="T5">)Math.</text:span><text:span text:style-name="T7">pow</text:span><text:span text:style-name="T5">(</text:span><text:span text:style-name="T16">renum</text:span><text:span text:style-name="T5">,</text:span><text:span text:style-name="T16">count</text:span><text:span text:style-name="T5">);</text:span></text:p>
      <text:p text:style-name="P24"><text:span text:style-name="T5"><text:tab/><text:tab/>}</text:span></text:p>
      <text:p text:style-name="P24"><text:span text:style-name="T5"><text:tab/><text:tab/></text:span><text:span text:style-name="T29">//System.out.print(sum);</text:span></text:p>
      <text:p text:style-name="P24"><text:span text:style-name="T5"><text:tab/><text:tab/></text:span><text:span text:style-name="T2">if</text:span><text:span text:style-name="T5">(</text:span><text:span text:style-name="T16">sum</text:span><text:span text:style-name="T5">==</text:span><text:span text:style-name="T16">temp</text:span><text:span text:style-name="T5">)</text:span></text:p>
      <text:p text:style-name="P24"><text:span text:style-name="T5"><text:tab/><text:tab/>{</text:span></text:p>
      <text:p text:style-name="P24"><text:span text:style-name="T5"><text:tab/><text:tab/><text:tab/>System.</text:span><text:span text:style-name="T19">out</text:span><text:span text:style-name="T5">.print(</text:span><text:span text:style-name="T22">"true"</text:span><text:span text:style-name="T5">);</text:span></text:p>
      <text:p text:style-name="P24"><text:span text:style-name="T5"><text:tab/><text:tab/>}</text:span></text:p>
      <text:p text:style-name="P24"><text:span text:style-name="T5"><text:tab/><text:tab/></text:span><text:span text:style-name="T2">else</text:span></text:p>
      <text:p text:style-name="P24"><text:span text:style-name="T5"><text:tab/><text:tab/>{</text:span></text:p>
      <text:p text:style-name="P24"><text:span text:style-name="T5"><text:tab/><text:tab/><text:tab/>System.</text:span><text:span text:style-name="T19">out</text:span><text:span text:style-name="T5">.print(</text:span><text:span text:style-name="T22">"false"</text:span><text:span text:style-name="T5">);</text:span></text:p>
      <text:p text:style-name="P24"><text:span text:style-name="T5"><text:tab/><text:tab/>}</text:span></text:p>
      <text:p text:style-name="P24"><text:span text:style-name="T5"><text:tab/>}</text:span></text:p>
      <text:p text:style-name="P6"><text:span text:style-name="T5">}</text:span></text:p>
      <text:p text:style-name="P2"><text:span text:style-name="T5">16)find the largest and smallest element in the array?</text:span></text:p>
      <text:p text:style-name="P8"><text:span text:style-name="T5">Answer:</text:span></text:p>
      <text:p text:style-name="P2"><text:span text:style-name="T2">import</text:span><text:span text:style-name="T5"> java.util.Arrays;</text:span></text:p>
      <text:p text:style-name="P24"><text:span text:style-name="T2">import</text:span><text:span text:style-name="T5"> java.util.Scanner;</text:span></text:p>
      <text:p text:style-name="P24"><text:span text:style-name="T2">public</text:span><text:span text:style-name="T5"> </text:span><text:span text:style-name="T2">class</text:span><text:span text:style-name="T5"> LargestAndSmallestElementInAnArray</text:span></text:p>
      <text:p text:style-name="P24"><text:span text:style-name="T5">{</text:span></text:p>
      <text:p text:style-name="P23"/>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size of the Array:"</text:span><text:span text:style-name="T5">);</text:span></text:p>
      <text:p text:style-name="P24"><text:span text:style-name="T5"><text:tab/><text:tab/></text:span><text:span text:style-name="T2">int</text:span><text:span text:style-name="T5"> </text:span><text:span text:style-name="T16">size</text:span><text:span text:style-name="T5">=</text:span><text:span text:style-name="T16">sc</text:span><text:span text:style-name="T5">.nextInt();</text:span></text:p>
      <text:p text:style-name="P24"><text:span text:style-name="T5"><text:tab/><text:tab/></text:span><text:span text:style-name="T2">int</text:span><text:span text:style-name="T5">[]</text:span><text:span text:style-name="T16">num</text:span><text:span text:style-name="T5">=</text:span><text:span text:style-name="T2">new</text:span><text:span text:style-name="T5"> </text:span><text:span text:style-name="T2">int</text:span><text:span text:style-name="T5">[</text:span><text:span text:style-name="T16">size</text:span><text:span text:style-name="T5">];</text:span></text:p>
      <text:p text:style-name="P24"><text:span text:style-name="T5"><text:tab/><text:tab/>System.</text:span><text:span text:style-name="T19">out</text:span><text:span text:style-name="T5">.print(</text:span><text:span text:style-name="T22">"Array elements:"</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um</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text:tab/></text:span><text:span text:style-name="T16">num</text:span><text:span text:style-name="T5">[</text:span><text:span text:style-name="T16">i</text:span><text:span text:style-name="T5">]=</text:span><text:span text:style-name="T16">sc</text:span><text:span text:style-name="T5">.nextInt();</text:span></text:p>
      <text:p text:style-name="P24"><text:span text:style-name="T5"><text:tab/><text:tab/>}</text:span></text:p>
      <text:p text:style-name="P24"><text:span text:style-name="T5"><text:tab/><text:tab/>Arrays.</text:span><text:span text:style-name="T7">sort</text:span><text:span text:style-name="T5">(</text:span><text:span text:style-name="T16">num</text:span><text:span text:style-name="T5">);</text:span></text:p>
      <text:p text:style-name="P24"><text:span text:style-name="T5"><text:tab/><text:tab/>System.</text:span><text:span text:style-name="T19">out</text:span><text:span text:style-name="T5">.print(</text:span><text:span text:style-name="T22">"\nSmallest element in an array:"</text:span><text:span text:style-name="T5">+</text:span><text:span text:style-name="T16">num</text:span><text:span text:style-name="T5">[0]);</text:span></text:p>
      <text:p text:style-name="P24"><text:span text:style-name="T5"><text:tab/><text:tab/>System.</text:span><text:span text:style-name="T19">out</text:span><text:span text:style-name="T5">.print(</text:span><text:span text:style-name="T22">"\nLargest element in an array:"</text:span><text:span text:style-name="T5">+</text:span><text:span text:style-name="T16">num</text:span><text:span text:style-name="T5">[</text:span><text:span text:style-name="T16">num</text:span><text:span text:style-name="T5">.</text:span><text:span text:style-name="T20">length</text:span><text:span text:style-name="T5">-1]);</text:span></text:p>
      <text:p text:style-name="P24"><text:span text:style-name="T5"><text:tab/>}</text:span></text:p>
      <text:p text:style-name="P2"><text:span text:style-name="T5">}</text:span></text:p>
      <text:p text:style-name="P4"><text:span text:style-name="T5">17)find the number of vowels and consonants count in the String</text:span></text:p>
      <text:p text:style-name="P4"><text:span text:style-name="T5"><text:s/>Input:ramesh </text:span></text:p>
      <text:p text:style-name="P4"><text:soft-page-break/><text:span text:style-name="T5">output:vowels:2,</text:span></text:p>
      <text:p text:style-name="P4"><text:span text:style-name="T5">consonants:4</text:span></text:p>
      <text:p text:style-name="P8"><text:span text:style-name="T5">Answer:</text:span></text:p>
      <text:p text:style-name="P4"><text:span text:style-name="T2">import</text:span><text:span text:style-name="T5"> java.util.Scanner;</text:span></text:p>
      <text:p text:style-name="P24"><text:span text:style-name="T2">public</text:span><text:span text:style-name="T5"> </text:span><text:span text:style-name="T2">class</text:span><text:span text:style-name="T5"> ConsonantsAndVowelsInAnArray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the name:"</text:span><text:span text:style-name="T5">);</text:span></text:p>
      <text:p text:style-name="P24"><text:span text:style-name="T5"><text:tab/><text:tab/>String </text:span><text:span text:style-name="T16">Name</text:span><text:span text:style-name="T5">=</text:span><text:span text:style-name="T16">sc</text:span><text:span text:style-name="T5">.next();</text:span></text:p>
      <text:p text:style-name="P24"><text:span text:style-name="T5"><text:tab/><text:tab/></text:span><text:span text:style-name="T2">int</text:span><text:span text:style-name="T5"> </text:span><text:span text:style-name="T16">Vcount</text:span><text:span text:style-name="T5">=0;</text:span></text:p>
      <text:p text:style-name="P24"><text:span text:style-name="T5"><text:tab/><text:tab/></text:span><text:span text:style-name="T2">int</text:span><text:span text:style-name="T5"> </text:span><text:span text:style-name="T16">Ccount</text:span><text:span text:style-name="T5">=0;</text:span></text:p>
      <text:p text:style-name="P24"><text:span text:style-name="T5"><text:tab/><text:tab/>String </text:span><text:span text:style-name="T16">name</text:span><text:span text:style-name="T5">=</text:span><text:span text:style-name="T16">Name</text:span><text:span text:style-name="T5">.toLowerCase();</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ame</text:span><text:span text:style-name="T5">.length(); </text:span><text:span text:style-name="T16">i</text:span><text:span text:style-name="T5">++)</text:span></text:p>
      <text:p text:style-name="P24"><text:span text:style-name="T5"><text:tab/><text:tab/>{</text:span></text:p>
      <text:p text:style-name="P24"><text:span text:style-name="T5"><text:tab/><text:tab/><text:tab/></text:span><text:span text:style-name="T2">if</text:span><text:span text:style-name="T5">(</text:span><text:span text:style-name="T16">name</text:span><text:span text:style-name="T5">.charAt(</text:span><text:span text:style-name="T16">i</text:span><text:span text:style-name="T5">)==</text:span><text:span text:style-name="T22">'a'</text:span><text:span text:style-name="T5">||</text:span><text:span text:style-name="T16">name</text:span><text:span text:style-name="T5">.charAt(</text:span><text:span text:style-name="T16">i</text:span><text:span text:style-name="T5">)==</text:span><text:span text:style-name="T22">'e'</text:span><text:span text:style-name="T5">||</text:span><text:span text:style-name="T16">name</text:span><text:span text:style-name="T5">.charAt(</text:span><text:span text:style-name="T16">i</text:span><text:span text:style-name="T5">)==</text:span><text:span text:style-name="T22">'i'</text:span><text:span text:style-name="T5">||</text:span><text:span text:style-name="T16">name</text:span><text:span text:style-name="T5">.charAt(</text:span><text:span text:style-name="T16">i</text:span><text:span text:style-name="T5">)==</text:span><text:span text:style-name="T22">'o'</text:span><text:span text:style-name="T5">||</text:span><text:span text:style-name="T16">name</text:span><text:span text:style-name="T5">.charAt(</text:span><text:span text:style-name="T16">i</text:span><text:span text:style-name="T5">)==</text:span><text:span text:style-name="T22">'u'</text:span><text:span text:style-name="T5">)</text:span></text:p>
      <text:p text:style-name="P24"><text:span text:style-name="T5"><text:tab/><text:tab/><text:tab/>{</text:span></text:p>
      <text:p text:style-name="P24"><text:span text:style-name="T5"><text:tab/><text:tab/><text:tab/><text:tab/></text:span><text:span text:style-name="T16">Vcount</text:span><text:span text:style-name="T5">++;</text:span></text:p>
      <text:p text:style-name="P24"><text:span text:style-name="T5"><text:tab/><text:tab/><text:tab/>}</text:span></text:p>
      <text:p text:style-name="P24"><text:span text:style-name="T5"><text:tab/><text:tab/></text:span><text:span text:style-name="T2">else</text:span><text:span text:style-name="T5"> </text:span><text:span text:style-name="T2">if</text:span><text:span text:style-name="T5">(</text:span><text:span text:style-name="T16">name</text:span><text:span text:style-name="T5">.charAt(</text:span><text:span text:style-name="T16">i</text:span><text:span text:style-name="T5">)&lt;=</text:span><text:span text:style-name="T22">'a'</text:span><text:span text:style-name="T5"> || </text:span><text:span text:style-name="T16">name</text:span><text:span text:style-name="T5">.charAt(</text:span><text:span text:style-name="T16">i</text:span><text:span text:style-name="T5">)&lt;=</text:span><text:span text:style-name="T22">'z'</text:span><text:span text:style-name="T5"> )</text:span></text:p>
      <text:p text:style-name="P24"><text:span text:style-name="T5"><text:tab/><text:tab/>{</text:span></text:p>
      <text:p text:style-name="P24"><text:span text:style-name="T5"><text:tab/><text:tab/><text:tab/></text:span><text:span text:style-name="T16">Ccount</text:span><text:span text:style-name="T5">++;</text:span></text:p>
      <text:p text:style-name="P24"><text:span text:style-name="T5"><text:tab/><text:tab/>}</text:span></text:p>
      <text:p text:style-name="P24"><text:span text:style-name="T5"><text:tab/><text:tab/>}</text:span></text:p>
      <text:p text:style-name="P24"><text:span text:style-name="T5"><text:tab/><text:tab/>System.</text:span><text:span text:style-name="T19">out</text:span><text:span text:style-name="T5">.print(</text:span><text:span text:style-name="T22">"\nConsonants Count:"</text:span><text:span text:style-name="T5">+</text:span><text:span text:style-name="T16">Ccount</text:span><text:span text:style-name="T5">);</text:span></text:p>
      <text:p text:style-name="P24"><text:span text:style-name="T5"><text:tab/><text:tab/>System.</text:span><text:span text:style-name="T19">out</text:span><text:span text:style-name="T5">.print(</text:span><text:span text:style-name="T22">"\nVowels Count:"</text:span><text:span text:style-name="T5">+</text:span><text:span text:style-name="T16">Vcount</text:span><text:span text:style-name="T5">);<text:tab/></text:span></text:p>
      <text:p text:style-name="P24"><text:span text:style-name="T5"><text:tab/>}</text:span></text:p>
      <text:p text:style-name="P4"><text:span text:style-name="T5">}</text:span></text:p>
      <text:p text:style-name="P4"><text:span text:style-name="T5">18)word reverse and First letter capital program </text:span></text:p>
      <text:p text:style-name="P4"><text:span text:style-name="T5">input:this is java </text:span></text:p>
      <text:p text:style-name="P4"><text:span text:style-name="T5">output:Siht Si Avaj</text:span></text:p>
      <text:p text:style-name="P8"><text:span text:style-name="T5">Answer:</text:span></text:p>
      <text:p text:style-name="P4"><text:span text:style-name="T2">import</text:span><text:span text:style-name="T5"> java.util.Scanner;</text:span></text:p>
      <text:p text:style-name="P24"><text:span text:style-name="T2">public</text:span><text:span text:style-name="T5"> </text:span><text:span text:style-name="T2">class</text:span><text:span text:style-name="T5"> ReverseWordAndFirstLetterCapital</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text:span><text:span text:style-name="T12">print</text:span><text:span text:style-name="T5">(</text:span><text:span text:style-name="T22">"Enter the name:"</text:span><text:span text:style-name="T5">);</text:span></text:p>
      <text:p text:style-name="P24"><text:span text:style-name="T5"><text:tab/><text:tab/>String </text:span><text:span text:style-name="T16">name</text:span><text:span text:style-name="T5">=</text:span><text:span text:style-name="T16">sc</text:span><text:span text:style-name="T5">.nextLine();</text:span></text:p>
      <text:p text:style-name="P24"><text:span text:style-name="T5"><text:tab/><text:tab/>String </text:span><text:span text:style-name="T16">word</text:span><text:span text:style-name="T5"> ;</text:span></text:p>
      <text:p text:style-name="P24"><text:span text:style-name="T5"><text:tab/><text:tab/>String </text:span><text:span text:style-name="T16">rword</text:span><text:span text:style-name="T5">=</text:span><text:span text:style-name="T22">" "</text:span><text:span text:style-name="T5">;</text:span></text:p>
      <text:p text:style-name="P24"><text:span text:style-name="T5"><text:tab/><text:tab/>String </text:span><text:span text:style-name="T16">rword1</text:span><text:span text:style-name="T5">=</text:span><text:span text:style-name="T22">" "</text:span><text:span text:style-name="T5">;</text:span></text:p>
      <text:p text:style-name="P24"><text:span text:style-name="T5"><text:tab/><text:tab/>String []</text:span><text:span text:style-name="T16">Name</text:span><text:span text:style-name="T5"> =</text:span><text:span text:style-name="T16">name</text:span><text:span text:style-name="T5">.split(</text:span><text:span text:style-name="T22">" "</text:span><text:span text:style-name="T5">);</text:span></text:p>
      <text:p text:style-name="P24"><text:span text:style-name="T5"><text:tab/><text:tab/>System.</text:span><text:span text:style-name="T19">out</text:span><text:span text:style-name="T5">.</text:span><text:span text:style-name="T12">print</text:span><text:span text:style-name="T5">(</text:span><text:span text:style-name="T22">"Reverse of a string:"</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ame</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 <text:s text:c="3"/></text:span><text:span text:style-name="T16">word</text:span><text:span text:style-name="T5"> = </text:span><text:span text:style-name="T16">Name</text:span><text:span text:style-name="T5">[</text:span><text:span text:style-name="T16">i</text:span><text:span text:style-name="T5">];</text:span></text:p>
      <text:p text:style-name="P24"><text:span text:style-name="T5"><text:tab/><text:tab/><text:tab/></text:span><text:span text:style-name="T16">rword</text:span><text:span text:style-name="T5">=</text:span><text:span text:style-name="T22">" "</text:span><text:span text:style-name="T5">;</text:span></text:p>
      <text:p text:style-name="P24"><text:span text:style-name="T5"><text:tab/><text:tab/><text:tab/></text:span><text:span text:style-name="T2">for</text:span><text:span text:style-name="T5">(</text:span><text:span text:style-name="T2">int</text:span><text:span text:style-name="T5"> </text:span><text:span text:style-name="T16">j</text:span><text:span text:style-name="T5">=0; </text:span><text:span text:style-name="T16">j</text:span><text:span text:style-name="T5">&lt;</text:span><text:span text:style-name="T16">word</text:span><text:span text:style-name="T5">.length(); </text:span><text:span text:style-name="T16">j</text:span><text:span text:style-name="T5">++)</text:span></text:p>
      <text:p text:style-name="P24"><text:span text:style-name="T5"><text:tab/><text:tab/><text:tab/>{</text:span></text:p>
      <text:p text:style-name="P24"><text:span text:style-name="T5"><text:tab/><text:tab/><text:tab/><text:tab/></text:span><text:span text:style-name="T2">char</text:span><text:span text:style-name="T5"> </text:span><text:span text:style-name="T16">ch</text:span><text:span text:style-name="T5">=</text:span><text:span text:style-name="T16">word</text:span><text:span text:style-name="T5">.charAt(</text:span><text:span text:style-name="T16">j</text:span><text:span text:style-name="T5">);</text:span></text:p>
      <text:p text:style-name="P24"><text:span text:style-name="T5"><text:tab/><text:tab/><text:tab/><text:tab/></text:span><text:span text:style-name="T16">rword</text:span><text:span text:style-name="T5"> = </text:span><text:span text:style-name="T16">ch</text:span><text:span text:style-name="T5">+</text:span><text:span text:style-name="T16">rword</text:span><text:span text:style-name="T5">;</text:span></text:p>
      <text:p text:style-name="P24"><text:span text:style-name="T5"><text:tab/><text:tab/><text:tab/>}</text:span></text:p>
      <text:p text:style-name="P24"><text:span text:style-name="T5"><text:tab/><text:tab/><text:tab/></text:span><text:span text:style-name="T16">rword1</text:span><text:span text:style-name="T5">=</text:span><text:span text:style-name="T16">rword1</text:span><text:span text:style-name="T5">+</text:span><text:span text:style-name="T16">rword</text:span><text:span text:style-name="T5">;</text:span></text:p>
      <text:p text:style-name="P24"><text:span text:style-name="T5"><text:tab/><text:tab/>}</text:span></text:p>
      <text:p text:style-name="P24"><text:span text:style-name="T5"><text:tab/><text:tab/>System.</text:span><text:span text:style-name="T19">out</text:span><text:span text:style-name="T5">.println(</text:span><text:span text:style-name="T16">rword1</text:span><text:span text:style-name="T5">);</text:span></text:p>
      <text:p text:style-name="P24"><text:soft-page-break/><text:span text:style-name="T5"><text:tab/><text:tab/>String </text:span><text:span text:style-name="T17">cname</text:span><text:span text:style-name="T5">=</text:span><text:span text:style-name="T22">" "</text:span><text:span text:style-name="T5">;</text:span></text:p>
      <text:p text:style-name="P24"><text:span text:style-name="T5"><text:tab/><text:tab/>String []</text:span><text:span text:style-name="T16">CName</text:span><text:span text:style-name="T5"> =</text:span><text:span text:style-name="T16">name</text:span><text:span text:style-name="T5">.split(</text:span><text:span text:style-name="T22">" "</text:span><text:span text:style-name="T5">);</text:span></text:p>
      <text:p text:style-name="P24"><text:span text:style-name="T5"><text:tab/><text:tab/></text:span><text:span text:style-name="T2">char</text:span><text:span text:style-name="T5"> </text:span><text:span text:style-name="T16">ch1</text:span><text:span text:style-name="T5">;</text:span></text:p>
      <text:p text:style-name="P24"><text:span text:style-name="T5"><text:tab/><text:tab/>System.</text:span><text:span text:style-name="T19">out</text:span><text:span text:style-name="T5">.</text:span><text:span text:style-name="T12">print</text:span><text:span text:style-name="T5">(</text:span><text:span text:style-name="T22">"Reverse of a string and First letter should be capital:"</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CName</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 <text:s text:c="3"/></text:span><text:span text:style-name="T16">word</text:span><text:span text:style-name="T5"> = </text:span><text:span text:style-name="T16">CName</text:span><text:span text:style-name="T5">[</text:span><text:span text:style-name="T16">i</text:span><text:span text:style-name="T5">];</text:span></text:p>
      <text:p text:style-name="P24"><text:span text:style-name="T5"><text:tab/><text:tab/><text:tab/></text:span><text:span text:style-name="T16">rword</text:span><text:span text:style-name="T5">=</text:span><text:span text:style-name="T22">" "</text:span><text:span text:style-name="T5">;</text:span></text:p>
      <text:p text:style-name="P24"><text:span text:style-name="T5"><text:tab/><text:tab/><text:tab/></text:span><text:span text:style-name="T2">for</text:span><text:span text:style-name="T5">(</text:span><text:span text:style-name="T2">int</text:span><text:span text:style-name="T5"> </text:span><text:span text:style-name="T16">j</text:span><text:span text:style-name="T5">=0; </text:span><text:span text:style-name="T16">j</text:span><text:span text:style-name="T5">&lt;</text:span><text:span text:style-name="T16">word</text:span><text:span text:style-name="T5">.length(); <text:s/></text:span><text:span text:style-name="T16">j</text:span><text:span text:style-name="T5">++)</text:span></text:p>
      <text:p text:style-name="P24"><text:span text:style-name="T5"><text:tab/><text:tab/><text:tab/>{</text:span></text:p>
      <text:p text:style-name="P24"><text:span text:style-name="T5"><text:tab/><text:tab/><text:tab/><text:tab/></text:span><text:span text:style-name="T2">if</text:span><text:span text:style-name="T5">(</text:span><text:span text:style-name="T16">j</text:span><text:span text:style-name="T5">==</text:span><text:span text:style-name="T16">word</text:span><text:span text:style-name="T5">.length()-1)</text:span></text:p>
      <text:p text:style-name="P24"><text:span text:style-name="T5"><text:tab/><text:tab/><text:tab/><text:tab/>{</text:span></text:p>
      <text:p text:style-name="P24"><text:span text:style-name="T5"><text:tab/><text:tab/><text:tab/><text:tab/></text:span><text:span text:style-name="T16">ch1</text:span><text:span text:style-name="T5"> = Character.</text:span><text:span text:style-name="T7">toUpperCase</text:span><text:span text:style-name="T5">(</text:span><text:span text:style-name="T16">word</text:span><text:span text:style-name="T5">.charAt(</text:span><text:span text:style-name="T16">j</text:span><text:span text:style-name="T5">));</text:span></text:p>
      <text:p text:style-name="P24"><text:span text:style-name="T5"><text:tab/><text:tab/><text:tab/><text:tab/>}</text:span></text:p>
      <text:p text:style-name="P24"><text:span text:style-name="T5"><text:tab/><text:tab/><text:tab/><text:tab/></text:span><text:span text:style-name="T2">else</text:span></text:p>
      <text:p text:style-name="P24"><text:span text:style-name="T5"><text:tab/><text:tab/><text:tab/><text:tab/>{</text:span></text:p>
      <text:p text:style-name="P24"><text:span text:style-name="T5"><text:tab/><text:tab/><text:tab/><text:tab/><text:tab/></text:span><text:span text:style-name="T16">ch1</text:span><text:span text:style-name="T5">=Character.</text:span><text:span text:style-name="T7">toLowerCase</text:span><text:span text:style-name="T5">(</text:span><text:span text:style-name="T16">word</text:span><text:span text:style-name="T5">.charAt(</text:span><text:span text:style-name="T16">j</text:span><text:span text:style-name="T5">));</text:span></text:p>
      <text:p text:style-name="P24"><text:span text:style-name="T5"><text:tab/><text:tab/><text:tab/><text:tab/>}</text:span></text:p>
      <text:p text:style-name="P24"><text:span text:style-name="T5"><text:tab/><text:tab/><text:tab/><text:tab/></text:span><text:span text:style-name="T16">rword</text:span><text:span text:style-name="T5"> = </text:span><text:span text:style-name="T16">ch1</text:span><text:span text:style-name="T5">+</text:span><text:span text:style-name="T16">rword</text:span><text:span text:style-name="T5">;</text:span></text:p>
      <text:p text:style-name="P24"><text:span text:style-name="T5"><text:tab/><text:tab/><text:tab/>}</text:span></text:p>
      <text:p text:style-name="P24"><text:span text:style-name="T5"><text:tab/><text:tab/><text:tab/>System.</text:span><text:span text:style-name="T19">out</text:span><text:span text:style-name="T5">.</text:span><text:span text:style-name="T12">print</text:span><text:span text:style-name="T5">(</text:span><text:span text:style-name="T16">rword</text:span><text:span text:style-name="T5">);</text:span></text:p>
      <text:p text:style-name="P24"><text:span text:style-name="T5"><text:tab/><text:tab/>}</text:span></text:p>
      <text:p text:style-name="P24"><text:span text:style-name="T5"><text:tab/>}</text:span></text:p>
      <text:p text:style-name="P4"><text:span text:style-name="T5">}</text:span></text:p>
      <text:p text:style-name="P4"><text:span text:style-name="T5"/></text:p>
      <text:p text:style-name="P4"><text:span text:style-name="T5">19)Remove space in a String input:this is java Output:thisisjjava</text:span></text:p>
      <text:p text:style-name="P8"><text:span text:style-name="T5">Answer:</text:span></text:p>
      <text:p text:style-name="P4"><text:span text:style-name="T2">import</text:span><text:span text:style-name="T5"> java.util.Scanner;</text:span></text:p>
      <text:p text:style-name="P24"><text:span text:style-name="T2">public</text:span><text:span text:style-name="T5"> </text:span><text:span text:style-name="T2">class</text:span><text:span text:style-name="T5"> RemoveSpaceInString </text:span></text:p>
      <text:p text:style-name="P24"><text:span text:style-name="T5">{</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Scanner </text:span><text:span text:style-name="T17">sc</text:span><text:span text:style-name="T5"> = </text:span><text:span text:style-name="T2">new</text:span><text:span text:style-name="T5"> Scanner(System.</text:span><text:span text:style-name="T19">in</text:span><text:span text:style-name="T5">);</text:span></text:p>
      <text:p text:style-name="P24"><text:span text:style-name="T5"><text:tab/><text:tab/>System.</text:span><text:span text:style-name="T19">out</text:span><text:span text:style-name="T5">.print(</text:span><text:span text:style-name="T22">"Enter name:"</text:span><text:span text:style-name="T5">);</text:span></text:p>
      <text:p text:style-name="P24"><text:span text:style-name="T5"><text:tab/><text:tab/>String </text:span><text:span text:style-name="T16">name</text:span><text:span text:style-name="T5">=</text:span><text:span text:style-name="T16">sc</text:span><text:span text:style-name="T5">.nextLine();</text:span></text:p>
      <text:p text:style-name="P24"><text:span text:style-name="T5"><text:tab/><text:tab/>String []</text:span><text:span text:style-name="T16">Name</text:span><text:span text:style-name="T5"> =</text:span><text:span text:style-name="T16">name</text:span><text:span text:style-name="T5">.split(</text:span><text:span text:style-name="T22">" "</text:span><text:span text:style-name="T5">);</text:span></text:p>
      <text:p text:style-name="P24"><text:span text:style-name="T5"><text:tab/><text:tab/></text:span><text:span text:style-name="T2">for</text:span><text:span text:style-name="T5">(</text:span><text:span text:style-name="T2">int</text:span><text:span text:style-name="T5"> </text:span><text:span text:style-name="T16">i</text:span><text:span text:style-name="T5">=0; </text:span><text:span text:style-name="T16">i</text:span><text:span text:style-name="T5">&lt;</text:span><text:span text:style-name="T16">Name</text:span><text:span text:style-name="T5">.</text:span><text:span text:style-name="T20">length</text:span><text:span text:style-name="T5">; </text:span><text:span text:style-name="T16">i</text:span><text:span text:style-name="T5">++)</text:span></text:p>
      <text:p text:style-name="P24"><text:span text:style-name="T5"><text:tab/><text:tab/>{</text:span></text:p>
      <text:p text:style-name="P24"><text:span text:style-name="T5"><text:tab/><text:tab/>System.</text:span><text:span text:style-name="T19">out</text:span><text:span text:style-name="T5">.print(</text:span><text:span text:style-name="T16">Name</text:span><text:span text:style-name="T5">[</text:span><text:span text:style-name="T16">i</text:span><text:span text:style-name="T5">]);</text:span></text:p>
      <text:p text:style-name="P24"><text:span text:style-name="T5"><text:tab/><text:tab/>}</text:span></text:p>
      <text:p text:style-name="P24"><text:span text:style-name="T5"><text:tab/>}</text:span></text:p>
      <text:p text:style-name="P4"><text:span text:style-name="T5">}</text:span></text:p>
      <text:p text:style-name="P4"><text:span text:style-name="T5"/></text:p>
      <text:p text:style-name="P4"><text:span text:style-name="T5"/></text:p>
      <text:p text:style-name="P4"><text:span text:style-name="T5">20)List is the collection of person object Person class contains name,age From the list of person object remove below 18 age person objects after removing print latest List of person obect? Do with and without stream api?</text:span></text:p>
      <text:p text:style-name="P8"><text:span text:style-name="T5">Answer:</text:span></text:p>
      <text:p text:style-name="P24"><text:span text:style-name="T2">import</text:span><text:span text:style-name="T5"> java.util.*;</text:span></text:p>
      <text:p text:style-name="P24"><text:span text:style-name="T2">import</text:span><text:span text:style-name="T5"> java.util.stream.Collectors;</text:span></text:p>
      <text:p text:style-name="P24"><text:span text:style-name="T2">public</text:span><text:span text:style-name="T5"> </text:span><text:span text:style-name="T2">class</text:span><text:span text:style-name="T5"> Person </text:span></text:p>
      <text:p text:style-name="P24"><text:span text:style-name="T5">{</text:span></text:p>
      <text:p text:style-name="P24"><text:span text:style-name="T5"><text:tab/>String </text:span><text:span text:style-name="T20">name</text:span><text:span text:style-name="T5">;</text:span></text:p>
      <text:p text:style-name="P24"><text:span text:style-name="T5"><text:tab/></text:span><text:span text:style-name="T2">int</text:span><text:span text:style-name="T5"> </text:span><text:span text:style-name="T20">age</text:span><text:span text:style-name="T5">;</text:span></text:p>
      <text:p text:style-name="P24"><text:span text:style-name="T5"><text:tab/>Person(String </text:span><text:span text:style-name="T16">name</text:span><text:span text:style-name="T5">, </text:span><text:span text:style-name="T2">int</text:span><text:span text:style-name="T5"> </text:span><text:span text:style-name="T16">age</text:span><text:span text:style-name="T5">)</text:span></text:p>
      <text:p text:style-name="P24"><text:span text:style-name="T5"><text:tab/>{</text:span></text:p>
      <text:p text:style-name="P24"><text:span text:style-name="T5"><text:tab/><text:tab/></text:span><text:span text:style-name="T2">this</text:span><text:span text:style-name="T5">.</text:span><text:span text:style-name="T20">name</text:span><text:span text:style-name="T5">=</text:span><text:span text:style-name="T16">name</text:span><text:span text:style-name="T5">;</text:span></text:p>
      <text:p text:style-name="P24"><text:span text:style-name="T5"><text:tab/><text:tab/></text:span><text:span text:style-name="T2">this</text:span><text:span text:style-name="T5">.</text:span><text:span text:style-name="T20">age</text:span><text:span text:style-name="T5">=</text:span><text:span text:style-name="T16">age</text:span><text:span text:style-name="T5">;</text:span></text:p>
      <text:p text:style-name="P24"><text:soft-page-break/><text:span text:style-name="T5"><text:tab/>}</text:span></text:p>
      <text:p text:style-name="P24"><text:span text:style-name="T5"><text:tab/></text:span><text:span text:style-name="T2">public</text:span><text:span text:style-name="T5"> </text:span><text:span text:style-name="T2">static</text:span><text:span text:style-name="T5"> </text:span><text:span text:style-name="T2">void</text:span><text:span text:style-name="T5"> main(String[] </text:span><text:span text:style-name="T16">args</text:span><text:span text:style-name="T5">) </text:span></text:p>
      <text:p text:style-name="P24"><text:span text:style-name="T5"><text:tab/>{</text:span></text:p>
      <text:p text:style-name="P24"><text:span text:style-name="T5"><text:tab/><text:tab/>List &lt;Person&gt;</text:span><text:span text:style-name="T16">person</text:span><text:span text:style-name="T5"> = </text:span><text:span text:style-name="T2">new</text:span><text:span text:style-name="T5"> ArrayList&lt;Person&gt;();</text:span></text:p>
      <text:p text:style-name="P24"><text:span text:style-name="T5"><text:tab/><text:tab/></text:span><text:span text:style-name="T16">person</text:span><text:span text:style-name="T5">.add(</text:span><text:span text:style-name="T2">new</text:span><text:span text:style-name="T5"> Person(</text:span><text:span text:style-name="T22">"Rama"</text:span><text:span text:style-name="T5">,19));</text:span></text:p>
      <text:p text:style-name="P24"><text:span text:style-name="T5"><text:tab/><text:tab/></text:span><text:span text:style-name="T16">person</text:span><text:span text:style-name="T5">.add(</text:span><text:span text:style-name="T2">new</text:span><text:span text:style-name="T5"> Person(</text:span><text:span text:style-name="T22">"Raja"</text:span><text:span text:style-name="T5">, 15));</text:span></text:p>
      <text:p text:style-name="P24"><text:span text:style-name="T5"><text:tab/><text:tab/></text:span><text:span text:style-name="T16">person</text:span><text:span text:style-name="T5">.add(</text:span><text:span text:style-name="T2">new</text:span><text:span text:style-name="T5"> Person(</text:span><text:span text:style-name="T22">"Mounika"</text:span><text:span text:style-name="T5">,24));</text:span></text:p>
      <text:p text:style-name="P24"><text:span text:style-name="T5"><text:tab/><text:tab/></text:span><text:span text:style-name="T16">person</text:span><text:span text:style-name="T5">.add(</text:span><text:span text:style-name="T2">new</text:span><text:span text:style-name="T5"> Person(</text:span><text:span text:style-name="T22">"Akshata"</text:span><text:span text:style-name="T5">, 19));</text:span></text:p>
      <text:p text:style-name="P24"><text:span text:style-name="T5"><text:tab/><text:tab/></text:span><text:span text:style-name="T16">person</text:span><text:span text:style-name="T5">.add(</text:span><text:span text:style-name="T2">new</text:span><text:span text:style-name="T5"> Person(</text:span><text:span text:style-name="T22">"Sanjay"</text:span><text:span text:style-name="T5">,20));</text:span></text:p>
      <text:p text:style-name="P26"><text:span text:style-name="T5"><text:tab/><text:tab/></text:span><text:span text:style-name="T16">person</text:span><text:span text:style-name="T5">.add(</text:span><text:span text:style-name="T2">new</text:span><text:span text:style-name="T5"> Person(</text:span><text:span text:style-name="T22">"Chandu"</text:span><text:span text:style-name="T5">, 17));</text:span></text:p>
      <text:p text:style-name="P26"><text:span text:style-name="T16">person</text:span><text:span text:style-name="T5">.stream().filter(</text:span><text:span text:style-name="T16">P</text:span><text:span text:style-name="T5"> -&gt; </text:span><text:span text:style-name="T16">P</text:span><text:span text:style-name="T5">.</text:span><text:span text:style-name="T20">age</text:span><text:span text:style-name="T5"> &gt;18).collect(Collectors.</text:span><text:span text:style-name="T7">toList</text:span><text:span text:style-name="T5">()).forEach(</text:span><text:span text:style-name="T16">Person</text:span><text:span text:style-name="T5"> -&gt;System.</text:span><text:span text:style-name="T19">out</text:span><text:span text:style-name="T5">.print(</text:span><text:span text:style-name="T16">Person</text:span><text:span text:style-name="T5">.</text:span><text:span text:style-name="T20">name</text:span><text:span text:style-name="T5">+</text:span><text:span text:style-name="T22">" "</text:span><text:span text:style-name="T5">));</text:span></text:p>
      <text:p text:style-name="P24"><text:span text:style-name="T5"><text:tab/>}</text:span></text:p>
      <text:p text:style-name="P4"><text:span text:style-name="T5">}</text:span></text:p>
      <text:p text:style-name="P4"><text:span text:style-name="T5">21)Example program on comparable and comparator?In which scenario we use comparator?</text:span></text:p>
      <text:p text:style-name="P8"><text:span text:style-name="T5">Answ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2:00:34.286238849</meta:creation-date>
    <dc:date>2022-07-19T17:03:27.006659901</dc:date>
    <meta:editing-duration>PT1H20M39S</meta:editing-duration>
    <meta:editing-cycles>2</meta:editing-cycles>
    <meta:generator>LibreOffice/6.4.7.2$Linux_X86_64 LibreOffice_project/40$Build-2</meta:generator>
    <meta:document-statistic meta:table-count="0" meta:image-count="0" meta:object-count="0" meta:page-count="11" meta:paragraph-count="548" meta:word-count="1845" meta:character-count="14873" meta:non-whitespace-character-count="12527"/>
  </office:meta>
</office:document-meta>
</file>